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12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11.svm"/>
  <manifest:file-entry manifest:media-type="" manifest:full-path="Pictures/TablePreview9.svm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10.svm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4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" style:family="graphic">
      <style:graphic-properties draw:visible-area-left="0cm" draw:visible-area-top="0cm" draw:visible-area-width="0.74cm" draw:visible-area-height="0.563cm" draw:ole-draw-aspect="1"/>
    </style:style>
    <style:style style:name="gr6" style:family="graphic">
      <style:graphic-properties draw:visible-area-left="0cm" draw:visible-area-top="0cm" draw:visible-area-width="1.093cm" draw:visible-area-height="1.198cm" draw:ole-draw-aspect="1"/>
    </style:style>
    <style:style style:name="gr7" style:family="graphic">
      <style:graphic-properties draw:stroke="none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/>
    </style:style>
    <style:style style:name="gr8" style:family="graphic">
      <style:graphic-properties draw:visible-area-left="0cm" draw:visible-area-top="0cm" draw:visible-area-width="0.987cm" draw:visible-area-height="1.198cm" draw:ole-draw-aspect="1"/>
    </style:style>
    <style:style style:name="gr9" style:family="graphic">
      <style:graphic-properties draw:stroke="solid" svg:stroke-width="0.035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1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3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Default-notes">
      <style:graphic-properties draw:stroke="none" draw:fill="none" draw:fill-color="#ffffff" draw:auto-grow-height="true" fo:min-height="11.432cm" draw:shadow="hidden"/>
    </style:style>
    <style:style style:name="co1" style:family="table-column">
      <style:table-column-properties style:column-width="5.358cm" style:use-optimal-column-width="false"/>
    </style:style>
    <style:style style:name="co2" style:family="table-column">
      <style:table-column-properties style:column-width="3.929cm" style:use-optimal-column-width="false"/>
    </style:style>
    <style:style style:name="co3" style:family="table-column">
      <style:table-column-properties style:column-width="4.644cm" style:use-optimal-column-width="false"/>
    </style:style>
    <style:style style:name="co4" style:family="table-column">
      <style:table-column-properties style:column-width="4.643cm" style:use-optimal-column-width="false"/>
    </style:style>
    <style:style style:name="co5" style:family="table-column">
      <style:table-column-properties style:column-width="2.328cm" style:use-optimal-column-width="false"/>
    </style:style>
    <style:style style:name="co6" style:family="table-column">
      <style:table-column-properties style:column-width="2.329cm" style:use-optimal-column-width="false"/>
    </style:style>
    <style:style style:name="co7" style:family="table-column">
      <style:table-column-properties style:column-width="2.342cm" style:use-optimal-column-width="false"/>
    </style:style>
    <style:style style:name="co8" style:family="table-column">
      <style:table-column-properties style:column-width="2.341cm" style:use-optimal-column-width="false"/>
    </style:style>
    <style:style style:name="ro1" style:family="table-row">
      <style:table-row-properties style:row-height="1.817cm"/>
    </style:style>
    <style:style style:name="ro2" style:family="table-row">
      <style:table-row-properties style:row-height="1.821cm"/>
    </style:style>
    <style:style style:name="ro3" style:family="table-row">
      <style:table-row-properties style:row-height="1.277cm"/>
    </style:style>
    <style:style style:name="ro4" style:family="table-row">
      <style:table-row-properties style:row-height="1.031cm"/>
    </style:style>
    <style:style style:name="ro5" style:family="table-row">
      <style:table-row-properties style:row-height="1.028cm"/>
    </style:style>
    <style:style style:name="ro6" style:family="table-row">
      <style:table-row-properties style:row-height="1.032cm"/>
    </style:style>
    <style:style style:name="ro7" style:family="table-row">
      <style:table-row-properties style:row-height="1.027cm"/>
    </style:style>
    <style:style style:name="ce1" style:family="table-cell">
      <style:graphic-properties draw:fill="none" style:repeat="repeat" fo:padding-top="0cm" fo:padding-bottom="0cm" fo:padding-left="0.312cm" fo:padding-right="0.312cm"/>
      <style:paragraph-properties fo:margin-left="0cm" fo:margin-right="0cm" fo:line-height="100%" fo:text-align="center" fo:text-indent="0cm" fo:border="0.035cm solid #000000"/>
    </style:style>
    <style:style style:name="ce2" style:family="table-cell">
      <style:graphic-properties draw:fill="none" style:repeat="repeat" fo:padding-top="0cm" fo:padding-bottom="0cm" fo:padding-left="0.312cm" fo:padding-right="0.312cm"/>
      <style:paragraph-properties fo:margin-left="0cm" fo:margin-right="0cm" fo:line-height="100%" fo:text-align="center" fo:text-indent="0cm" fo:border="0.035cm solid #000000"/>
    </style:style>
    <style:style style:name="ce3" style:family="table-cell">
      <style:graphic-properties draw:fill="none" style:repeat="repeat" fo:padding-top="0cm" fo:padding-bottom="0cm" fo:padding-left="0.312cm" fo:padding-right="0.312cm"/>
      <style:paragraph-properties fo:margin-left="0cm" fo:margin-right="0cm" fo:line-height="100%" fo:text-align="center" fo:text-indent="0cm" fo:border="0.035cm solid #000000"/>
    </style:style>
    <style:style style:name="ce4" style:family="table-cell">
      <style:graphic-properties draw:fill="none" style:repeat="repeat" fo:padding-top="0cm" fo:padding-bottom="0cm" fo:padding-left="0.312cm" fo:padding-right="0.312cm"/>
      <style:paragraph-properties fo:margin-left="0cm" fo:margin-right="0cm" fo:line-height="100%" fo:text-align="center" fo:text-indent="0cm" fo:border="0.035cm solid #000000"/>
    </style:style>
    <style:style style:name="ce5" style:family="table-cell">
      <style:graphic-properties draw:fill="none" style:repeat="repeat" fo:padding-top="0cm" fo:padding-bottom="0cm" fo:padding-left="0.312cm" fo:padding-right="0.312cm"/>
      <style:paragraph-properties fo:margin-left="0cm" fo:margin-right="0cm" fo:line-height="100%" fo:text-align="center" fo:text-indent="0cm" fo:border="0.035cm solid #000000"/>
    </style:style>
    <style:style style:name="ce6" style:family="table-cell">
      <style:graphic-properties draw:fill="none" style:repeat="repeat" fo:padding-top="0cm" fo:padding-bottom="0cm" fo:padding-left="0.312cm" fo:padding-right="0.312cm"/>
      <style:paragraph-properties fo:margin-left="0cm" fo:margin-right="0cm" fo:line-height="100%" fo:text-align="center" fo:text-indent="0cm" fo:border="0.035cm solid #000000"/>
    </style:style>
    <style:style style:name="ce7" style:family="table-cell">
      <style:graphic-properties draw:fill="none" style:repeat="repeat" fo:padding-top="0cm" fo:padding-bottom="0cm" fo:padding-left="0.312cm" fo:padding-right="0.312cm"/>
      <style:paragraph-properties fo:margin-left="0cm" fo:margin-right="0cm" fo:line-height="100%" fo:text-align="center" fo:text-indent="0cm" fo:border="0.035cm solid #000000"/>
    </style:style>
    <style:style style:name="ce8" style:family="table-cell">
      <style:graphic-properties draw:fill="none" style:repeat="repeat" fo:padding-top="0cm" fo:padding-bottom="0cm" fo:padding-left="0.312cm" fo:padding-right="0.312cm"/>
      <style:paragraph-properties fo:border="0.035cm solid #000000"/>
    </style:style>
    <style:style style:name="ce9" style:family="table-cell">
      <style:graphic-properties draw:fill="none" style:repeat="repeat" fo:padding-top="0cm" fo:padding-bottom="0cm" fo:padding-left="0.312cm" fo:padding-right="0.312cm"/>
      <style:paragraph-properties fo:margin-left="0cm" fo:margin-right="0cm" fo:line-height="100%" fo:text-align="center" fo:text-indent="0cm" fo:border="0.035cm solid #000000"/>
    </style:style>
    <style:style style:name="ce10" style:family="table-cell">
      <style:graphic-properties draw:fill="none" style:repeat="repeat" fo:padding-top="0cm" fo:padding-bottom="0cm" fo:padding-left="0.312cm" fo:padding-right="0.312cm"/>
      <style:paragraph-properties fo:margin-left="0cm" fo:margin-right="0cm" fo:line-height="100%" fo:text-align="center" fo:text-indent="0cm" fo:border="0.035cm solid #000000"/>
    </style:style>
    <style:style style:name="ce11" style:family="table-cell">
      <style:graphic-properties draw:fill="none" style:repeat="repeat" fo:padding-top="0cm" fo:padding-bottom="0cm" fo:padding-left="0.312cm" fo:padding-right="0.312cm"/>
      <style:paragraph-properties fo:margin-left="0cm" fo:margin-right="0cm" fo:line-height="100%" fo:text-align="center" fo:text-indent="0cm" fo:border="0.035cm solid #000000"/>
    </style:style>
    <style:style style:name="ce12" style:family="table-cell">
      <style:graphic-properties draw:fill="none" style:repeat="repeat" fo:padding-top="0cm" fo:padding-bottom="0cm" fo:padding-left="0.312cm" fo:padding-right="0.312cm"/>
      <style:paragraph-properties fo:margin-left="0cm" fo:margin-right="0cm" fo:line-height="100%" fo:text-align="center" fo:text-indent="0cm" fo:border="0.035cm solid #000000"/>
    </style:style>
    <style:style style:name="ce13" style:family="table-cell">
      <style:graphic-properties draw:fill="none" style:repeat="repeat" fo:padding-top="0cm" fo:padding-bottom="0cm" fo:padding-left="0.312cm" fo:padding-right="0.312cm"/>
      <style:paragraph-properties fo:margin-left="0cm" fo:margin-right="0cm" fo:line-height="100%" fo:text-align="center" fo:text-indent="0cm" fo:border="0.035cm solid #000000"/>
    </style:style>
    <style:style style:name="ce14" style:family="table-cell">
      <style:graphic-properties draw:fill="none" style:repeat="repeat" fo:padding-top="0cm" fo:padding-bottom="0cm" fo:padding-left="0.312cm" fo:padding-right="0.312cm"/>
      <style:paragraph-properties fo:margin-left="0cm" fo:margin-right="0cm" fo:line-height="100%" fo:text-align="center" fo:text-indent="0cm" fo:border="0.035cm solid #000000"/>
    </style:style>
    <style:style style:name="ce15" style:family="table-cell">
      <style:graphic-properties draw:fill="none" style:repeat="repeat" fo:padding-top="0cm" fo:padding-bottom="0cm" fo:padding-left="0.312cm" fo:padding-right="0.312cm"/>
      <style:paragraph-properties fo:margin-left="0cm" fo:margin-right="0cm" fo:line-height="100%" fo:text-align="center" fo:text-indent="0cm" fo:border="0.035cm solid #000000"/>
    </style:style>
    <style:style style:name="ce16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17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18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19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20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border-left="0.035cm solid #ffffff" fo:border-right="0.035cm solid #ffffff" fo:border-top="0.035cm solid #ffffff" fo:border-bottom="0.106cm solid #ffffff"/>
    </style:style>
    <style:style style:name="ce21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22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23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24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25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border-left="0.035cm solid #ffffff" fo:border-right="0.035cm solid #ffffff" fo:border-top="0.106cm solid #ffffff" fo:border-bottom="0.035cm solid #ffffff"/>
    </style:style>
    <style:style style:name="ce26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27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28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29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30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31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32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33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34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35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line-height="100%" fo:text-indent="0cm" fo:border-left="0.035cm solid #ffffff" fo:border-right="0.035cm solid #ffffff" fo:border-top="0.106cm solid #ffffff" fo:border-bottom="0.035cm solid #ffffff"/>
    </style:style>
    <style:style style:name="ce36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37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38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39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40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41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42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43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44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45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46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47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48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49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50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51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line-height="100%" fo:text-indent="0cm" fo:border-left="0.035cm solid #ffffff" fo:border-right="0.035cm solid #ffffff" fo:border-top="0.106cm solid #ffffff" fo:border-bottom="0.035cm solid #ffffff"/>
    </style:style>
    <style:style style:name="ce52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53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54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55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line-height="100%" fo:text-indent="0cm" fo:border-left="0.035cm solid #ffffff" fo:border-right="0.035cm solid #ffffff" fo:border-top="0.106cm solid #ffffff" fo:border-bottom="0.035cm solid #ffffff"/>
    </style:style>
    <style:style style:name="ce56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57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58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59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60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61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62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63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64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65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66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67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line-height="100%" fo:text-indent="0cm" fo:border-left="0.035cm solid #ffffff" fo:border-right="0.035cm solid #ffffff" fo:border-top="0.106cm solid #ffffff" fo:border-bottom="0.035cm solid #ffffff"/>
    </style:style>
    <style:style style:name="ce68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69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70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71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line-height="100%" fo:text-indent="0cm" fo:border-left="0.035cm solid #ffffff" fo:border-right="0.035cm solid #ffffff" fo:border-top="0.106cm solid #ffffff" fo:border-bottom="0.035cm solid #ffffff"/>
    </style:style>
    <style:style style:name="ce72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73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74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75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76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77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78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79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80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81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82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83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line-height="100%" fo:text-indent="0cm" fo:border-left="0.035cm solid #ffffff" fo:border-right="0.035cm solid #ffffff" fo:border-top="0.106cm solid #ffffff" fo:border-bottom="0.035cm solid #ffffff"/>
    </style:style>
    <style:style style:name="ce84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85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86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87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line-height="100%" fo:text-indent="0cm" fo:border-left="0.035cm solid #ffffff" fo:border-right="0.035cm solid #ffffff" fo:border-top="0.106cm solid #ffffff" fo:border-bottom="0.035cm solid #ffffff"/>
    </style:style>
    <style:style style:name="ce88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89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90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91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92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93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94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95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96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97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98" style:family="table-cell">
      <style:graphic-properties draw:fill="solid" draw:fill-color="#4f81bd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035cm solid #ffffff" fo:border-bottom="0.106cm solid #ffffff"/>
    </style:style>
    <style:style style:name="ce99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line-height="100%" fo:text-indent="0cm" fo:border-left="0.035cm solid #ffffff" fo:border-right="0.035cm solid #ffffff" fo:border-top="0.106cm solid #ffffff" fo:border-bottom="0.035cm solid #ffffff"/>
    </style:style>
    <style:style style:name="ce100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101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102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text-indent="0cm" fo:border-left="0.035cm solid #ffffff" fo:border-right="0.035cm solid #ffffff" fo:border-top="0.106cm solid #ffffff" fo:border-bottom="0.035cm solid #ffffff"/>
    </style:style>
    <style:style style:name="ce103" style:family="table-cell">
      <style:graphic-properties draw:fill="solid" draw:fill-color="#d0d8e8" draw:opacity="100%" style:repeat="repeat" fo:padding-top="0.13cm" fo:padding-bottom="0.13cm" fo:padding-left="0.25cm" fo:padding-right="0.25cm"/>
      <style:paragraph-properties fo:margin-left="0cm" fo:margin-right="0cm" fo:line-height="100%" fo:text-indent="0cm" fo:border-left="0.035cm solid #ffffff" fo:border-right="0.035cm solid #ffffff" fo:border-top="0.106cm solid #ffffff" fo:border-bottom="0.035cm solid #ffffff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margin-top="0.194cm" fo:margin-bottom="0cm" fo:text-indent="0cm"/>
    </style:style>
    <style:style style:name="P5" style:family="paragraph">
      <style:paragraph-properties fo:margin-left="0cm" fo:margin-right="0cm" fo:margin-top="0.176cm" fo:margin-bottom="0cm" fo:text-indent="0cm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margin-left="0.952cm" fo:margin-right="0cm" fo:margin-top="0.264cm" fo:margin-bottom="0cm" fo:line-height="90%" fo:text-indent="-0.952cm"/>
    </style:style>
    <style:style style:name="P8" style:family="paragraph">
      <style:paragraph-properties fo:margin-left="0.952cm" fo:margin-right="0cm" fo:margin-top="0.238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9" style:family="paragraph">
      <style:paragraph-properties fo:margin-left="0.952cm" fo:margin-right="0cm" fo:margin-top="0.238cm" fo:margin-bottom="0cm" fo:line-height="90%" fo:text-indent="-0.952cm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cm" fo:margin-right="0cm" fo:line-height="100%" fo:text-align="center" fo:text-indent="0cm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text-align="end" fo:text-indent="0cm"/>
    </style:style>
    <style:style style:name="T1" style:family="text">
      <style:text-properties fo:color="#000000" fo:language="en" fo:country="US"/>
    </style:style>
    <style:style style:name="T2" style:family="text">
      <style:text-properties fo:color="#898989" fo:language="en" fo:country="US"/>
    </style:style>
    <style:style style:name="T3" style:family="text">
      <style:text-properties fo:language="en" fo:country="US"/>
    </style:style>
    <style:style style:name="T4" style:family="text">
      <style:text-properties fo:font-size="22pt" fo:language="en" fo:country="US" style:font-size-asian="22pt" style:font-size-complex="22pt"/>
    </style:style>
    <style:style style:name="T5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6" style:family="text">
      <style:text-properties fo:font-size="20pt" fo:language="en" fo:country="US" style:font-size-asian="20pt" style:font-size-complex="20pt"/>
    </style:style>
    <style:style style:name="T7" style:family="text">
      <style:text-properties style:text-position="30% 58%" fo:language="en" fo:country="US" fo:font-style="italic" style:font-style-asian="italic" style:font-style-complex="italic"/>
    </style:style>
    <style:style style:name="T8" style:family="text">
      <style:text-properties style:text-position="30% 58%" fo:language="en" fo:country="US"/>
    </style:style>
    <style:style style:name="T9" style:family="text">
      <style:text-properties fo:font-family="'Times New Roman'" style:font-family-generic="roman" style:font-pitch="variable" fo:font-size="30pt" fo:language="en" fo:country="US" fo:font-weight="bold" style:font-size-asian="30pt" style:font-weight-asian="bold" style:font-size-complex="30pt" style:font-weight-complex="bold"/>
    </style:style>
    <style:style style:name="T10" style:family="text">
      <style:text-properties fo:font-family="'Times New Roman'" style:font-family-generic="roman" style:font-pitch="variable" fo:font-size="26pt" fo:language="en" fo:country="US" fo:font-weight="bold" style:font-size-asian="26pt" style:font-weight-asian="bold" style:font-size-complex="26pt" style:font-weight-complex="bold"/>
    </style:style>
    <style:style style:name="T11" style:family="text">
      <style:text-properties fo:font-family="'Times New Roman'" style:font-family-generic="roman" style:font-pitch="variable" fo:font-size="26pt" fo:language="en" fo:country="US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2" style:family="text">
      <style:text-properties fo:color="#1f497d" fo:font-family="Symbol" style:font-family-generic="roman" style:font-pitch="variable" style:font-charset="x-symbol" fo:font-size="27pt" fo:language="en" fo:country="US" fo:font-weight="bold" style:font-size-asian="27pt" style:font-weight-asian="bold" style:font-size-complex="27pt" style:font-weight-complex="bold"/>
    </style:style>
    <style:style style:name="T13" style:family="text">
      <style:text-properties fo:font-family="'Times New Roman'" style:font-family-generic="roman" style:font-pitch="variable" fo:font-size="27pt" fo:language="en" fo:country="US" fo:font-weight="bold" style:font-size-asian="27pt" style:font-weight-asian="bold" style:font-size-complex="27pt" style:font-weight-complex="bold"/>
    </style:style>
    <style:style style:name="T14" style:family="text">
      <style:text-properties fo:font-family="'Times New Roman'" style:font-family-generic="roman" style:font-pitch="variable" fo:font-size="27pt" fo:language="en" fo:country="US" fo:font-style="italic" fo:font-weight="bold" style:font-size-asian="27pt" style:font-style-asian="italic" style:font-weight-asian="bold" style:font-size-complex="27pt" style:font-style-complex="italic" style:font-weight-complex="bold"/>
    </style:style>
    <style:style style:name="T15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16" style:family="text">
      <style:text-properties fo:color="#1f497d" fo:font-family="Symbol" style:font-family-generic="roman" style:font-pitch="variable" style:font-charset="x-symbol" fo:font-size="33pt" fo:language="en" fo:country="US" fo:font-style="italic" fo:font-weight="bold" style:font-size-asian="33pt" style:font-style-asian="italic" style:font-weight-asian="bold" style:font-size-complex="33pt" style:font-style-complex="italic" style:font-weight-complex="bold"/>
    </style:style>
    <style:style style:name="T17" style:family="text">
      <style:text-properties fo:font-family="Symbol" style:font-family-generic="roman" style:font-pitch="variable" style:font-charset="x-symbol" fo:font-size="27pt" fo:language="en" fo:country="US" fo:font-weight="bold" style:font-size-asian="27pt" style:font-weight-asian="bold" style:font-size-complex="27pt" style:font-weight-complex="bold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font-family="Symbol" style:font-family-generic="roman" style:font-pitch="variable" style:font-charset="x-symbol" fo:language="en" fo:country="US"/>
    </style:style>
    <style:style style:name="T20" style:family="text">
      <style:text-properties fo:font-family="Symbol" style:font-family-generic="roman" style:font-pitch="variable" style:font-charset="x-symbol" fo:language="en" fo:country="US" fo:font-weight="bold" style:font-weight-asian="bold" style:font-weight-complex="bold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-25% 58%" fo:language="en" fo:country="US" fo:font-weight="bold" style:font-weight-asian="bold" style:font-weight-complex="bold"/>
    </style:style>
    <style:style style:name="T24" style:family="text">
      <style:text-properties style:text-position="-25% 58%" fo:language="en" fo:country="US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family="'Times New Roman'" style:font-family-generic="roman" style:font-pitch="variable" fo:font-size="28pt" fo:language="en" fo:country="US" style:font-family-asian="'Times New Roman'" style:font-family-generic-asian="roman" style:font-pitch-asian="variable" style:font-size-asian="28pt" style:font-family-complex="'Times New Roman'" style:font-family-generic-complex="roman" style:font-pitch-complex="variable" style:font-size-complex="28pt"/>
    </style:style>
    <style:style style:name="T26" style:family="text">
      <style:text-properties fo:font-family="'Times New Roman'" style:font-family-generic="roman" style:font-pitch="variable" fo:font-size="28pt" fo:language="en" fo:country="US" fo:font-weight="bold" style:font-family-asian="'Times New Roman'" style:font-family-generic-asian="roman" style:font-pitch-asian="variable" style:font-size-asian="28pt" style:font-weight-asian="bold" style:font-family-complex="'Times New Roman'" style:font-family-generic-complex="roman" style:font-pitch-complex="variable" style:font-size-complex="28pt" style:font-weight-complex="bold"/>
    </style:style>
    <style:style style:name="T27" style:family="text">
      <style:text-properties fo:font-family="Symbol" style:font-family-generic="roman" style:font-pitch="variable" style:font-charset="x-symbol" fo:font-size="28pt" fo:language="en" fo:country="US" fo:font-weight="bold" style:font-family-asian="'Times New Roman'" style:font-family-generic-asian="roman" style:font-pitch-asian="variable" style:font-size-asian="28pt" style:font-weight-asian="bold" style:font-family-complex="'Times New Roman'" style:font-family-generic-complex="roman" style:font-pitch-complex="variable" style:font-size-complex="28pt" style:font-weight-complex="bold"/>
    </style:style>
    <style:style style:name="T28" style:family="text">
      <style:text-properties fo:font-family="'Times New Roman'" style:font-family-generic="roman" style:font-pitch="variable" fo:font-size="28pt" fo:language="en" fo:country="US" fo:font-style="italic" style:font-family-asian="'Times New Roman'" style:font-family-generic-asian="roman" style:font-pitch-asian="variable" style:font-size-asian="28pt" style:font-style-asian="italic" style:font-family-complex="'Times New Roman'" style:font-family-generic-complex="roman" style:font-pitch-complex="variable" style:font-size-complex="28pt" style:font-style-complex="italic"/>
    </style:style>
    <style:style style:name="T29" style:family="text">
      <style:text-properties style:text-position="30% 58%" fo:font-family="'Times New Roman'" style:font-family-generic="roman" style:font-pitch="variable" fo:font-size="28pt" fo:language="en" fo:country="US" style:font-family-asian="'Times New Roman'" style:font-family-generic-asian="roman" style:font-pitch-asian="variable" style:font-size-asian="28pt" style:font-family-complex="'Times New Roman'" style:font-family-generic-complex="roman" style:font-pitch-complex="variable" style:font-size-complex="28pt"/>
    </style:style>
    <style:style style:name="T30" style:family="text">
      <style:text-properties style:text-position="30% 58%" fo:font-family="'Times New Roman'" style:font-family-generic="roman" style:font-pitch="variable" fo:font-size="28pt" fo:language="en" fo:country="US" fo:font-style="italic" style:font-family-asian="'Times New Roman'" style:font-family-generic-asian="roman" style:font-pitch-asian="variable" style:font-size-asian="28pt" style:font-style-asian="italic" style:font-family-complex="'Times New Roman'" style:font-family-generic-complex="roman" style:font-pitch-complex="variable" style:font-size-complex="28pt" style:font-style-complex="italic"/>
    </style:style>
    <style:style style:name="T31" style:family="text">
      <style:text-properties fo:color="#ffffff" fo:language="en" fo:country="US" fo:font-weight="bold" style:font-weight-asian="bold" style:font-weight-complex="bold"/>
    </style:style>
    <style:style style:name="T32" style:family="text">
      <style:text-properties fo:color="#000000" fo:font-family="Symbol" style:font-family-generic="roman" style:font-pitch="variable" style:font-charset="x-symbol" fo:language="en" fo:country="US"/>
    </style:style>
    <style:style style:name="T3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898989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">
        <style:list-level-properties text:min-label-width="0.952cm"/>
        <style:text-properties fo:font-family="'Monotype Sorts'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6">
      <text:list-level-style-bullet text:level="1" text:bullet-char="">
        <style:list-level-properties/>
        <style:text-properties fo:font-family="Symbol" style:font-family-generic="roman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Calibri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575 Theory and program assignment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CS575</text:span><text:span text:style-name="T1"><text:line-break/></text:span><text:span text:style-name="T1">Theory and program assignment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3"><text:span text:style-name="T2">Xian Li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Q1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Q1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Prove using the basic definitions of the asymptotic notations that the following implications are correct, or show a counter example. A counter example is an example that contradicts the implication. <text:s/></text:span></text:p>
              </text:list-item>
              <text:list-item>
                <text:p text:style-name="P4"><text:span text:style-name="T4">Note that the implications must be correct for all asymptotic nonnegative functions. <text:s/>Showing examples of specific functions that satisfy the implication is insufficient. <text:s/>It may be correct for some examples but incorrect in general. <text:s/>A formal proof is needed to show that the implication is correct.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f</text:span><text:span text:style-name="T6">(</text:span><text:span text:style-name="T5">n</text:span><text:span text:style-name="T6">) = O(</text:span><text:span text:style-name="T5">g</text:span><text:span text:style-name="T6">(</text:span><text:span text:style-name="T5">n</text:span><text:span text:style-name="T6">)) and </text:span><text:span text:style-name="T5">g</text:span><text:span text:style-name="T6">(</text:span><text:span text:style-name="T5">n</text:span><text:span text:style-name="T6">) = O(</text:span><text:span text:style-name="T5">h</text:span><text:span text:style-name="T6">(</text:span><text:span text:style-name="T5">n</text:span><text:span text:style-name="T6">)) implies </text:span><text:span text:style-name="T5">f</text:span><text:span text:style-name="T6">(</text:span><text:span text:style-name="T5">n</text:span><text:span text:style-name="T6">) = O(</text:span><text:span text:style-name="T5">h</text:span><text:span text:style-name="T6">(</text:span><text:span text:style-name="T5">n</text:span><text:span text:style-name="T6">)). [15%]</text:span></text:p>
                  </text:list-item>
                  <text:list-item>
                    <text:p text:style-name="P5"><text:span text:style-name="T5">f</text:span><text:span text:style-name="T6">(</text:span><text:span text:style-name="T5">n</text:span><text:span text:style-name="T6">)+</text:span><text:span text:style-name="T5">g</text:span><text:span text:style-name="T6">(</text:span><text:span text:style-name="T5">n</text:span><text:span text:style-name="T6">)== Q(min(</text:span><text:span text:style-name="T5">f</text:span><text:span text:style-name="T6">(</text:span><text:span text:style-name="T5">n</text:span><text:span text:style-name="T6">),</text:span><text:span text:style-name="T5"> g</text:span><text:span text:style-name="T6">(</text:span><text:span text:style-name="T5">n</text:span><text:span text:style-name="T6">)). [15%]</text:span></text:p>
                  </text:list-item>
                </text:list>
              </text:list-item>
            </text:list>
            <text:list text:style-name="L3">
              <text:list-header>
                <text:p text:style-name="P5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Q2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Q2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Use limits to show the relation between the following pairs of function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10</text:span><text:span text:style-name="T7">n</text:span><text:span text:style-name="T8">+10 </text:span><text:span text:style-name="T3"><text:s/>and 10</text:span><text:span text:style-name="T7">n</text:span><text:span text:style-name="T3"> [5%] <text:s text:c="15"/></text:span></text:p>
                  </text:list-item>
                  <text:list-item>
                    <text:p text:style-name="P6"><text:span text:style-name="T3">5</text:span><text:span text:style-name="T8">2</text:span><text:span text:style-name="T7">n</text:span><text:span text:style-name="T3"> and 5</text:span><text:span text:style-name="T7">n</text:span><text:span text:style-name="T3"> [5%]</text:span></text:p>
                  </text:list-item>
                  <text:list-item>
                    <text:p text:style-name="P6"><text:span text:style-name="T3">3</text:span><text:span text:style-name="T7">n</text:span><text:span text:style-name="T3"> and 2</text:span><text:span text:style-name="T7">n</text:span><text:span text:style-name="T3"> [10%]</text:span></text:p>
                  </text:list-item>
                </text:list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draw:custom-shape draw:name="TextBox 3" draw:style-name="gr2" draw:text-style-name="P2" draw:layer="layout" svg:width="19.05cm" svg:height="1.028cm" svg:x="0.794cm" svg:y="12.898cm">
          <text:p/>
          <draw:enhanced-geometry svg:viewBox="0 0 21600 21600" draw:type="mso-spt202" draw:enhanced-path="M 0 0 L 21600 0 21600 21600 0 21600 0 0 Z N"/>
        </draw:custom-shape>
        <draw:custom-shape draw:name="Rectangle 3" draw:style-name="gr3" draw:text-style-name="P2" draw:layer="layout" svg:width="23.284cm" svg:height="5.821cm" svg:x="0.992cm" svg:y="11.708cm">
          <text:p text:style-name="P7"><text:span text:style-name="T9"/></text:p>
          <text:p text:style-name="P8"><text:span text:style-name="T9"><text:s/></text:span><text:span text:style-name="T10"><text:s text:c="6"/></text:span><text:span text:style-name="T10"><text:tab/></text:span><text:span text:style-name="T10"><text:tab/></text:span><text:span text:style-name="T10"> <text:s text:c="2"/></text:span><text:span text:style-name="T10"><text:tab/></text:span><text:span text:style-name="T10"> <text:s text:c="4"/></text:span><text:span text:style-name="T11">c</text:span><text:span text:style-name="T10"> <text:s/>then <text:s text:c="2"/></text:span><text:span text:style-name="T11">f </text:span><text:span text:style-name="T10">(</text:span><text:span text:style-name="T11">n</text:span><text:span text:style-name="T10">) = </text:span><text:span text:style-name="T12"></text:span><text:span text:style-name="T13"> ( </text:span><text:span text:style-name="T14">g </text:span><text:span text:style-name="T13">(</text:span><text:span text:style-name="T14">n</text:span><text:span text:style-name="T13">)) <text:s/>if</text:span><text:span text:style-name="T14"> c</text:span><text:span text:style-name="T13"> &gt; 0</text:span></text:p>
          <text:p text:style-name="P9"><text:span text:style-name="T15">if</text:span><text:span text:style-name="T10"> lim </text:span><text:span text:style-name="T11">f </text:span><text:span text:style-name="T10">(</text:span><text:span text:style-name="T11">n</text:span><text:span text:style-name="T10">) / </text:span><text:span text:style-name="T11">g </text:span><text:span text:style-name="T10">(</text:span><text:span text:style-name="T11">n</text:span><text:span text:style-name="T10">) <text:s/>= <text:s text:c="4"/>0 or </text:span><text:span text:style-name="T11">c &gt; </text:span><text:span text:style-name="T10">0 then <text:s/></text:span><text:span text:style-name="T11">f </text:span><text:span text:style-name="T10">(</text:span><text:span text:style-name="T11">n</text:span><text:span text:style-name="T10">) = </text:span><text:span text:style-name="T16"></text:span><text:span text:style-name="T13"> ( </text:span><text:span text:style-name="T14">g</text:span><text:span text:style-name="T13">(</text:span><text:span text:style-name="T14">n</text:span><text:span text:style-name="T13">)) </text:span></text:p>
          <text:p text:style-name="P8"><text:span text:style-name="T15"><text:tab/></text:span><text:span text:style-name="T15"><text:tab/></text:span><text:span text:style-name="T15"><text:tab/></text:span><text:span text:style-name="T15"><text:tab/></text:span><text:span text:style-name="T15"> <text:s text:c="4"/></text:span><text:span text:style-name="T17"></text:span><text:span text:style-name="T10">or </text:span><text:span text:style-name="T11">c &gt; </text:span><text:span text:style-name="T10">0</text:span><text:span text:style-name="T17"></text:span><text:span text:style-name="T10">then <text:s/></text:span><text:span text:style-name="T11">f </text:span><text:span text:style-name="T10">(</text:span><text:span text:style-name="T11">n</text:span><text:span text:style-name="T10">) = </text:span><text:span text:style-name="T12"></text:span><text:span text:style-name="T13"> ( </text:span><text:span text:style-name="T14">g </text:span><text:span text:style-name="T13">(</text:span><text:span text:style-name="T14">n</text:span><text:span text:style-name="T13">))</text:span></text:p>
          <text:p text:style-name="P9"><text:span text:style-name="T13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Q3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Q3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Let </text:span><text:span text:style-name="T18">f</text:span><text:span text:style-name="T3">(</text:span><text:span text:style-name="T18">n</text:span><text:span text:style-name="T3">) and </text:span><text:span text:style-name="T18">g</text:span><text:span text:style-name="T3">(</text:span><text:span text:style-name="T18">n</text:span><text:span text:style-name="T3">) be asymptotically non-negative functions. <text:s/>Show using the original definitions that </text:span><text:span text:style-name="T18">f</text:span><text:span text:style-name="T3">(</text:span><text:span text:style-name="T18">n</text:span><text:span text:style-name="T3">) +</text:span><text:span text:style-name="T18">g</text:span><text:span text:style-name="T3">(</text:span><text:span text:style-name="T18">n</text:span><text:span text:style-name="T3">) = </text:span><text:span text:style-name="T19"></text:span><text:span text:style-name="T3">(</text:span><text:span text:style-name="T18">max</text:span><text:span text:style-name="T3">(</text:span><text:span text:style-name="T18">f</text:span><text:span text:style-name="T3">(</text:span><text:span text:style-name="T18">n</text:span><text:span text:style-name="T3">),</text:span><text:span text:style-name="T18">g</text:span><text:span text:style-name="T3">(</text:span><text:span text:style-name="T18">n</text:span><text:span text:style-name="T3">)). </text:span></text:p>
              </text:list-item>
              <text:list-item>
                <text:p text:style-name="P3"><text:span text:style-name="T3">Hint: Do not assume that the maximum is always one of the functions. Instead assume a new function </text:span><text:span text:style-name="T18">fmax</text:span><text:span text:style-name="T3">(</text:span><text:span text:style-name="T18">n</text:span><text:span text:style-name="T3">) which for every value of </text:span><text:span text:style-name="T18">n</text:span><text:span text:style-name="T3"> has the value </text:span><text:span text:style-name="T18">max</text:span><text:span text:style-name="T3">(</text:span><text:span text:style-name="T18">f</text:span><text:span text:style-name="T3">(</text:span><text:span text:style-name="T18">n</text:span><text:span text:style-name="T3">),</text:span><text:span text:style-name="T18">g</text:span><text:span text:style-name="T3">(</text:span><text:span text:style-name="T18">n</text:span><text:span text:style-name="T3">)). [16%]</text:span></text:p>
                <text:p text:style-name="P3"><text:span text:style-name="T3"/></text:p>
              </text:list-item>
            </text:list>
          </draw:text-box>
        </draw:frame>
        <draw:custom-shape draw:name="Rectangle 3" draw:style-name="gr4" draw:text-style-name="P2" draw:layer="layout" svg:width="22.622cm" svg:height="1.993cm" svg:x="1.389cm" svg:y="15.081cm">
          <text:p text:style-name="P10"><text:span text:style-name="T20"></text:span><text:span text:style-name="T21">(</text:span><text:span text:style-name="T22">f</text:span><text:span text:style-name="T21">(</text:span><text:span text:style-name="T22">n</text:span><text:span text:style-name="T21">))</text:span><text:span text:style-name="T22"> </text:span><text:span text:style-name="T21">is the set of functions </text:span><text:span text:style-name="T22">g</text:span><text:span text:style-name="T21">(</text:span><text:span text:style-name="T22">n</text:span><text:span text:style-name="T21">) such that: there exist positive constants </text:span><text:span text:style-name="T22">c, </text:span><text:span text:style-name="T21">and </text:span><text:span text:style-name="T22">n</text:span><text:span text:style-name="T23">0</text:span><text:span text:style-name="T21"> for which, </text:span><text:span text:style-name="T22">0</text:span><text:span text:style-name="T21"> </text:span><text:span text:style-name="T20"></text:span><text:span text:style-name="T22">cf</text:span><text:span text:style-name="T21">(</text:span><text:span text:style-name="T22">n</text:span><text:span text:style-name="T21">) </text:span><text:span text:style-name="T20"></text:span><text:span text:style-name="T22">g</text:span><text:span text:style-name="T21">(</text:span><text:span text:style-name="T22">n</text:span><text:span text:style-name="T21">) <text:s/>for all <text:s/></text:span><text:span text:style-name="T22">n</text:span><text:span text:style-name="T20"></text:span><text:span text:style-name="T22">n</text:span><text:span text:style-name="T24">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Q4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Q4</text:span></text:p>
          </draw:text-box>
        </draw:frame>
        <draw:frame draw:layer="layout" svg:width="23.217cm" svg:height="10.913cm" svg:x="0.595cm" svg:y="5.35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row table:style-name="ro1">
              <table:table-cell table:style-name="ce1">
                <text:p text:style-name="P11"><text:span text:style-name="T25">A</text:span></text:p>
              </table:table-cell>
              <table:table-cell table:style-name="ce2">
                <text:p text:style-name="P11"><text:span text:style-name="T25">B</text:span></text:p>
              </table:table-cell>
              <table:table-cell table:style-name="ce3">
                <text:p text:style-name="P11"><text:span text:style-name="T25">A = </text:span><text:span text:style-name="T26">O</text:span><text:span text:style-name="T25">(B)</text:span></text:p>
              </table:table-cell>
              <table:table-cell table:style-name="ce4">
                <text:p text:style-name="P11"><text:span text:style-name="T25">A = </text:span><text:span text:style-name="T27"></text:span><text:span text:style-name="T25">(B)</text:span></text:p>
              </table:table-cell>
              <table:table-cell table:style-name="ce5">
                <text:p text:style-name="P11"><text:span text:style-name="T25">A = </text:span><text:span text:style-name="T27"></text:span><text:span text:style-name="T25">(B)</text:span></text:p>
              </table:table-cell>
            </table:table-row>
            <table:table-row table:style-name="ro2" table:default-cell-style-name="ce8">
              <table:table-cell table:style-name="ce6">
                <text:p text:style-name="P11"><text:span text:style-name="T28">n</text:span><text:span text:style-name="T29">4</text:span></text:p>
              </table:table-cell>
              <table:table-cell table:style-name="ce7">
                <text:p text:style-name="P11"><text:span text:style-name="T25">O(1)</text:span></text:p>
              </table:table-cell>
              <table:table-cell/>
              <table:table-cell/>
              <table:table-cell/>
            </table:table-row>
            <table:table-row table:style-name="ro2" table:default-cell-style-name="ce8">
              <table:table-cell/>
              <table:table-cell table:style-name="ce9">
                <text:p text:style-name="P11"><text:span text:style-name="T28">n</text:span><text:span text:style-name="T29">0.1</text:span></text:p>
              </table:table-cell>
              <table:table-cell/>
              <table:table-cell/>
              <table:table-cell/>
            </table:table-row>
            <table:table-row table:style-name="ro1" table:default-cell-style-name="ce8">
              <table:table-cell table:style-name="ce10">
                <text:p text:style-name="P11"><text:span text:style-name="T25">2</text:span><text:span text:style-name="T30">n</text:span></text:p>
              </table:table-cell>
              <table:table-cell table:style-name="ce11">
                <text:p text:style-name="P11"><text:span text:style-name="T28">n</text:span><text:span text:style-name="T25">!</text:span></text:p>
              </table:table-cell>
              <table:table-cell/>
              <table:table-cell/>
              <table:table-cell/>
            </table:table-row>
            <table:table-row table:style-name="ro2" table:default-cell-style-name="ce8">
              <table:table-cell table:style-name="ce12">
                <text:p text:style-name="P11"><text:span text:style-name="T25">_____</text:span></text:p>
              </table:table-cell>
              <table:table-cell/>
              <table:table-cell/>
              <table:table-cell table:style-name="ce13">
                <text:p text:style-name="P11"><text:span text:style-name="T25">no</text:span></text:p>
              </table:table-cell>
              <table:table-cell/>
            </table:table-row>
            <table:table-row table:style-name="ro1" table:default-cell-style-name="ce8">
              <table:table-cell table:style-name="ce14">
                <text:p text:style-name="P11"><text:span text:style-name="T28"><text:s text:c="4"/></text:span><text:span text:style-name="T28">=____</text:span></text:p>
              </table:table-cell>
              <table:table-cell/>
              <table:table-cell/>
              <table:table-cell/>
              <table:table-cell table:style-name="ce15">
                <text:p text:style-name="P11"><text:span text:style-name="T25">y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Object 6" draw:style-name="gr5" draw:layer="layout" svg:width="1.985cm" svg:height="1.491cm" svg:x="2.381cm" svg:y="9.128cm">
          <draw:object-ole draw:class-id="0002CE02-0000-0000-c000-000000000046" xlink:href="./Object 1" xlink:type="simple" xlink:show="embed" xlink:actuate="onLoad"/>
          <draw:image xlink:href="./ObjectReplacements/Object 1" xlink:type="simple" xlink:show="embed" xlink:actuate="onLoad"/>
        </draw:frame>
        <draw:frame draw:name="Object 5" draw:style-name="gr6" draw:layer="layout" svg:width="1.587cm" svg:height="1.742cm" svg:x="0.794cm" svg:y="12.7cm">
          <draw:object-ole draw:class-id="0002CE02-0000-0000-c000-000000000046" xlink:href="./Object 2" xlink:type="simple" xlink:show="embed" xlink:actuate="onLoad"/>
          <draw:image xlink:href="./ObjectReplacements/Object 2" xlink:type="simple" xlink:show="embed" xlink:actuate="onLoad"/>
        </draw:frame>
        <draw:custom-shape draw:name="Rectangle 10" draw:style-name="gr7" draw:text-style-name="P2" draw:layer="layout" svg:width="25.4cm" svg:height="1.27cm" svg:x="0cm" svg:y="0cm">
          <text:p/>
          <draw:enhanced-geometry svg:viewBox="0 0 21600 21600" draw:type="rectangle" draw:enhanced-path="M 0 0 L 21600 0 21600 21600 0 21600 0 0 Z N"/>
        </draw:custom-shape>
        <draw:frame draw:name="Object 9" draw:style-name="gr8" draw:layer="layout" svg:width="1.587cm" svg:height="1.932cm" svg:x="0.794cm" svg:y="14.34cm">
          <draw:object-ole draw:class-id="0002CE02-0000-0000-c000-000000000046"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rogram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Program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Initially the size of the heap is read and an array of that size is created for the heap</text:span></text:p>
              </text:list-item>
              <text:list-item>
                <text:p text:style-name="P3"><text:span text:style-name="T3">Another array of size n+1 is created for the handle and it contains impossible values</text:span></text:p>
              </text:list-item>
              <text:list-item>
                <text:p text:style-name="P3"><text:span text:style-name="T3">After the first record with name m and priority p is inserted, (m,p) is stored in the heap, and the handle of m is updated to 0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Slide 7" draw:style-name="dp1" draw:master-page-name="Default" presentation:use-date-time-name="dtd1">
        <office:forms form:automatic-focus="false" form:apply-design-mode="false"/>
        <draw:custom-shape draw:name="Oval 4" draw:style-name="gr9" draw:text-style-name="P2" draw:layer="layout" svg:width="1.446cm" svg:height="1.442cm" svg:x="4.194cm" svg:y="1.984cm">
          <text:p text:style-name="P1"><text:span text:style-name="T3">1,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9" draw:text-style-name="P2" draw:layer="layout" svg:width="1.446cm" svg:height="1.446cm" svg:x="6.522cm" svg:y="4.097cm">
          <text:p text:style-name="P1"><text:span text:style-name="T3">3,8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6" draw:style-name="gr10" draw:text-style-name="P12" draw:layer="layout" svg:x1="4.175cm" svg:y1="3.232cm" svg:x2="3.328cm" svg:y2="4.079cm">
          <text:p/>
        </draw:line>
        <draw:line draw:name="Line 7" draw:style-name="gr10" draw:text-style-name="P12" draw:layer="layout" svg:x1="5.446cm" svg:y1="3.232cm" svg:x2="6.716cm" svg:y2="4.291cm">
          <text:p/>
        </draw:line>
        <draw:custom-shape draw:name="Rectangle 10" draw:style-name="gr11" draw:text-style-name="P2" draw:layer="layout" svg:width="0.511cm" svg:height="0.935cm" svg:x="2.439cm" svg:y="2.809cm">
          <text:p/>
          <draw:enhanced-geometry svg:viewBox="0 0 21600 21600" draw:type="rectangle" draw:enhanced-path="M 0 0 L 21600 0 21600 21600 0 21600 0 0 Z N"/>
        </draw:custom-shape>
        <draw:custom-shape draw:name="Rectangle 11" draw:style-name="gr11" draw:text-style-name="P2" draw:layer="layout" svg:width="0.511cm" svg:height="0.935cm" svg:x="6.884cm" svg:y="3.016cm">
          <text:p/>
          <draw:enhanced-geometry svg:viewBox="0 0 21600 21600" draw:type="rectangle" draw:enhanced-path="M 0 0 L 21600 0 21600 21600 0 21600 0 0 Z N"/>
        </draw:custom-shape>
        <draw:custom-shape draw:name="Oval 12" draw:style-name="gr9" draw:text-style-name="P2" draw:layer="layout" svg:width="1.446cm" svg:height="1.446cm" svg:x="2.077cm" svg:y="3.885cm">
          <text:p text:style-name="P1"><text:span text:style-name="T3">2,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9" draw:text-style-name="P2" draw:layer="layout" svg:width="1.447cm" svg:height="1.447cm" svg:x="0.595cm" svg:y="6.213cm">
          <text:p text:style-name="P1"><text:span text:style-name="T3">4,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5" draw:style-name="gr10" draw:text-style-name="P12" draw:layer="layout" svg:x1="2.27cm" svg:y1="5.137cm" svg:x2="1.635cm" svg:y2="6.196cm">
          <text:p/>
        </draw:line>
        <draw:custom-shape draw:name="Rectangle 17" draw:style-name="gr11" draw:text-style-name="P2" draw:layer="layout" svg:width="0.511cm" svg:height="1.018cm" svg:x="2.227cm" svg:y="4.0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11" draw:text-style-name="P2" draw:layer="layout" svg:width="0.512cm" svg:height="0.934cm" svg:x="0.745cm" svg:y="5.345cm">
          <text:p/>
          <draw:enhanced-geometry svg:viewBox="0 0 21600 21600" draw:type="rectangle" draw:enhanced-path="M 0 0 L 21600 0 21600 21600 0 21600 0 0 Z N"/>
        </draw:custom-shape>
        <draw:custom-shape draw:name="Rectangle 20" draw:style-name="gr11" draw:text-style-name="P2" draw:layer="layout" svg:width="0.511cm" svg:height="0.934cm" svg:x="4.344cm" svg:y="5.345cm">
          <text:p/>
          <draw:enhanced-geometry svg:viewBox="0 0 21600 21600" draw:type="rectangle" draw:enhanced-path="M 0 0 L 21600 0 21600 21600 0 21600 0 0 Z N"/>
        </draw:custom-shape>
        <draw:custom-shape draw:name="Rectangle 21" draw:style-name="gr11" draw:text-style-name="P2" draw:layer="layout" svg:width="0.512cm" svg:height="1.018cm" svg:x="5.825cm" svg:y="6.553cm">
          <text:p/>
          <draw:enhanced-geometry svg:viewBox="0 0 21600 21600" draw:type="rectangle" draw:enhanced-path="M 0 0 L 21600 0 21600 21600 0 21600 0 0 Z N"/>
        </draw:custom-shape>
        <draw:frame draw:layer="layout" svg:width="11.641cm" svg:height="2.553cm" svg:x="9.525cm" svg:y="2.095cm">
          <table:table>
            <table:table-column table:style-name="co5"/>
            <table:table-column table:style-name="co6"/>
            <table:table-column table:style-name="co5"/>
            <table:table-column table:style-name="co5"/>
            <table:table-column table:style-name="co6"/>
            <table:table-row table:style-name="ro3">
              <table:table-cell table:style-name="ce16">
                <text:p text:style-name="P1"><text:span text:style-name="T31">0</text:span></text:p>
              </table:table-cell>
              <table:table-cell table:style-name="ce17">
                <text:p text:style-name="P1"><text:span text:style-name="T31">1</text:span></text:p>
              </table:table-cell>
              <table:table-cell table:style-name="ce18">
                <text:p text:style-name="P1"><text:span text:style-name="T31">2</text:span></text:p>
              </table:table-cell>
              <table:table-cell table:style-name="ce19">
                <text:p text:style-name="P1"><text:span text:style-name="T31">3</text:span></text:p>
              </table:table-cell>
              <table:table-cell table:style-name="ce20"/>
            </table:table-row>
            <table:table-row table:style-name="ro3">
              <table:table-cell table:style-name="ce21">
                <text:p text:style-name="P1"><text:span text:style-name="T1">(1, 0)</text:span></text:p>
              </table:table-cell>
              <table:table-cell table:style-name="ce22">
                <text:p text:style-name="P1"><text:span text:style-name="T1">(2, 15)</text:span></text:p>
              </table:table-cell>
              <table:table-cell table:style-name="ce23">
                <text:p text:style-name="P1"><text:span text:style-name="T1">(3, 80)</text:span></text:p>
              </table:table-cell>
              <table:table-cell table:style-name="ce24">
                <text:p text:style-name="P1"><text:span text:style-name="T1">(4, 20)</text:span></text:p>
              </table:table-cell>
              <table:table-cell table:style-name="ce25"/>
            </table:table-row>
          </table:table>
          <draw:image xlink:href="Pictures/TablePreview2.svm" xlink:type="simple" xlink:show="embed" xlink:actuate="onLoad"/>
        </draw:frame>
        <draw:frame draw:layer="layout" svg:width="11.641cm" svg:height="2.058cm" svg:x="9.525cm" svg:y="4.763cm">
          <table:table>
            <table:table-column table:style-name="co5"/>
            <table:table-column table:style-name="co6"/>
            <table:table-column table:style-name="co5"/>
            <table:table-column table:style-name="co5"/>
            <table:table-column table:style-name="co6"/>
            <table:table-row table:style-name="ro4">
              <table:table-cell table:style-name="ce26">
                <text:p text:style-name="P1"><text:span text:style-name="T31">1</text:span></text:p>
              </table:table-cell>
              <table:table-cell table:style-name="ce27">
                <text:p text:style-name="P1"><text:span text:style-name="T31">2</text:span></text:p>
              </table:table-cell>
              <table:table-cell table:style-name="ce28">
                <text:p text:style-name="P1"><text:span text:style-name="T31">3</text:span></text:p>
              </table:table-cell>
              <table:table-cell table:style-name="ce29">
                <text:p text:style-name="P1"><text:span text:style-name="T31">4</text:span></text:p>
              </table:table-cell>
              <table:table-cell table:style-name="ce30">
                <text:p text:style-name="P1"><text:span text:style-name="T31">5</text:span></text:p>
              </table:table-cell>
            </table:table-row>
            <table:table-row table:style-name="ro5">
              <table:table-cell table:style-name="ce31">
                <text:p text:style-name="P1"><text:span text:style-name="T1">0</text:span></text:p>
              </table:table-cell>
              <table:table-cell table:style-name="ce32">
                <text:p text:style-name="P1"><text:span text:style-name="T1">1</text:span></text:p>
              </table:table-cell>
              <table:table-cell table:style-name="ce33">
                <text:p text:style-name="P1"><text:span text:style-name="T1">2</text:span></text:p>
              </table:table-cell>
              <table:table-cell table:style-name="ce34">
                <text:p text:style-name="P1"><text:span text:style-name="T1">3</text:span></text:p>
              </table:table-cell>
              <table:table-cell table:style-name="ce35">
                <text:p text:style-name="P10"><text:span text:style-name="T32">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Box 26" draw:style-name="gr4" draw:text-style-name="P2" draw:layer="layout" svg:width="2.977cm" svg:height="1.023cm" svg:x="21.828cm" svg:y="2.58cm">
          <text:p text:style-name="P1"><text:span text:style-name="T3">heap</text:span></text:p>
          <draw:enhanced-geometry svg:viewBox="0 0 21600 21600" draw:type="mso-spt202" draw:enhanced-path="M 0 0 L 21600 0 21600 21600 0 21600 0 0 Z N"/>
        </draw:custom-shape>
        <draw:custom-shape draw:name="TextBox 27" draw:style-name="gr4" draw:text-style-name="P2" draw:layer="layout" svg:width="2.977cm" svg:height="1.023cm" svg:x="21.828cm" svg:y="5.124cm">
          <text:p text:style-name="P1"><text:span text:style-name="T3">handle</text:span></text:p>
          <draw:enhanced-geometry svg:viewBox="0 0 21600 21600" draw:type="mso-spt202" draw:enhanced-path="M 0 0 L 21600 0 21600 21600 0 21600 0 0 Z N"/>
        </draw:custom-shape>
        <draw:custom-shape draw:name="TextBox 28" draw:style-name="gr4" draw:text-style-name="P2" draw:layer="layout" svg:width="5.953cm" svg:height="4.833cm" svg:x="0.992cm" svg:y="8.136cm">
          <text:p text:style-name="P1"><text:span text:style-name="T3">Line 1: 5</text:span></text:p>
          <text:p text:style-name="P1"><text:span text:style-name="T3">Line 2: insert 1 0</text:span></text:p>
          <text:p text:style-name="P1"><text:span text:style-name="T3">Line 3: insert 2 15 </text:span></text:p>
          <text:p text:style-name="P1"><text:span text:style-name="T3">Line 4: insert 3 80</text:span></text:p>
          <text:p text:style-name="P1"><text:span text:style-name="T3">Line 5: insert 4 20</text:span></text:p>
          <text:p text:style-name="P1"><text:span text:style-name="T3"/></text:p>
          <draw:enhanced-geometry svg:viewBox="0 0 21600 21600" draw:type="mso-spt202" draw:enhanced-path="M 0 0 L 21600 0 21600 21600 0 21600 0 0 Z N"/>
        </draw:custom-shape>
        <draw:custom-shape draw:name="Rectangle 29" draw:style-name="gr4" draw:text-style-name="P2" draw:layer="layout" svg:width="12.7cm" svg:height="7.119cm" svg:x="7.938cm" svg:y="7.342cm">
          <text:p text:style-name="P1"><text:span text:style-name="T3">The handle is initialized to </text:span><text:span text:style-name="T19"></text:span><text:span text:style-name="T3"> </text:span></text:p>
          <text:p text:style-name="P1"><text:span text:style-name="T3">Line 1: insert 1 0</text:span></text:p>
          <text:p text:style-name="P1"><text:span text:style-name="T3">Line 2: inserted 1 with priority 0</text:span></text:p>
          <text:p text:style-name="P1"><text:span text:style-name="T3">Line 3: insert 2 15</text:span></text:p>
          <text:p text:style-name="P1"><text:span text:style-name="T3">Line 4: inserted 2 with priority 15</text:span></text:p>
          <text:p text:style-name="P1"><text:span text:style-name="T3">Line 5: insert 3 80</text:span></text:p>
          <text:p text:style-name="P1"><text:span text:style-name="T3">Line 6: inserted 3 with priority 80</text:span></text:p>
          <text:p text:style-name="P1"><text:span text:style-name="T3">Line 7: insert 4 20</text:span></text:p>
          <text:p text:style-name="P1"><text:span text:style-name="T3">Line 8: inserted 4 with priority 20</text:span></text:p>
          <draw:enhanced-geometry svg:viewBox="0 0 21600 21600" draw:type="rectangle" draw:enhanced-path="M 0 0 L 21600 0 21600 21600 0 21600 0 0 Z N"/>
        </draw:custom-shape>
        <draw:custom-shape draw:name="Rectangle 30" draw:style-name="gr12" draw:text-style-name="P2" draw:layer="layout" svg:width="7.61cm" svg:height="1.023cm" svg:x="0.832cm" svg:y="14.883cm">
          <text:p text:style-name="P1"><text:span text:style-name="T3">Line 6: print extended heap</text:span></text:p>
          <draw:enhanced-geometry svg:viewBox="0 0 21600 21600" draw:type="rectangle" draw:enhanced-path="M 0 0 L 21600 0 21600 21600 0 21600 0 0 Z N"/>
        </draw:custom-shape>
        <draw:custom-shape draw:name="Rectangle 31" draw:style-name="gr4" draw:text-style-name="P2" draw:layer="layout" svg:width="12.7cm" svg:height="3.309cm" svg:x="9.128cm" svg:y="13.93cm">
          <text:p text:style-name="P1"><text:span text:style-name="T3">Line 7: node 0 = 1 0</text:span></text:p>
          <text:p text:style-name="P1"><text:span text:style-name="T3">Line 8: node 1 = 2 15</text:span></text:p>
          <text:p text:style-name="P1"><text:span text:style-name="T3">Line 9: node 2 = 3, 80</text:span></text:p>
          <text:p text:style-name="P1"><text:span text:style-name="T3">Line 10: node 3 = 4 20</text:span></text:p>
          <draw:enhanced-geometry svg:viewBox="0 0 21600 21600" draw:type="rectangle" draw:enhanced-path="M 0 0 L 21600 0 21600 21600 0 21600 0 0 Z N"/>
        </draw:custom-shape>
        <draw:custom-shape draw:name="Rectangle 32" draw:style-name="gr12" draw:text-style-name="P2" draw:layer="layout" svg:width="3.817cm" svg:height="1.023cm" svg:x="2.212cm" svg:y="17.463cm">
          <text:p text:style-name="P1"><text:span text:style-name="T3">Line 7: find 5</text:span></text:p>
          <draw:enhanced-geometry svg:viewBox="0 0 21600 21600" draw:type="rectangle" draw:enhanced-path="M 0 0 L 21600 0 21600 21600 0 21600 0 0 Z N"/>
        </draw:custom-shape>
        <draw:custom-shape draw:name="Rectangle 33" draw:style-name="gr4" draw:text-style-name="P2" draw:layer="layout" svg:width="12.7cm" svg:height="1.785cm" svg:x="8.93cm" svg:y="17.229cm">
          <text:p text:style-name="P1"><text:span text:style-name="T3">Line 11: find 5</text:span></text:p>
          <text:p text:style-name="P1"><text:span text:style-name="T3">Line 12: 5 is not in the extended heap</text:span></text:p>
          <draw:enhanced-geometry svg:viewBox="0 0 21600 21600" draw:type="rectangle" draw:enhanced-path="M 0 0 L 21600 0 21600 21600 0 21600 0 0 Z N"/>
        </draw:custom-shape>
        <draw:frame draw:layer="layout" svg:width="9.312cm" svg:height="1.031cm" svg:x="0cm" svg:y="0.794cm">
          <table:table>
            <table:table-column table:style-name="co5"/>
            <table:table-column table:style-name="co6"/>
            <table:table-column table:style-name="co5"/>
            <table:table-column table:style-name="co5"/>
            <table:table-row table:style-name="ro6">
              <table:table-cell table:style-name="ce36">
                <text:p text:style-name="P1"><text:span text:style-name="T31">(1, 0)</text:span></text:p>
              </table:table-cell>
              <table:table-cell table:style-name="ce37">
                <text:p text:style-name="P1"><text:span text:style-name="T31">(2, 15)</text:span></text:p>
              </table:table-cell>
              <table:table-cell table:style-name="ce38">
                <text:p text:style-name="P1"><text:span text:style-name="T31">(3, 80)</text:span></text:p>
              </table:table-cell>
              <table:table-cell table:style-name="ce39">
                <text:p text:style-name="P1"><text:span text:style-name="T31">(4, 20)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Box 36" draw:style-name="gr4" draw:text-style-name="P2" draw:layer="layout" svg:width="1.389cm" svg:height="1.023cm" svg:x="3.572cm" svg:y="2.183cm">
          <text:p text:style-name="P1"><text:span text:style-name="T3">0</text:span></text:p>
          <draw:enhanced-geometry svg:viewBox="0 0 21600 21600" draw:type="mso-spt202" draw:enhanced-path="M 0 0 L 21600 0 21600 21600 0 21600 0 0 Z N"/>
        </draw:custom-shape>
        <draw:custom-shape draw:name="TextBox 37" draw:style-name="gr4" draw:text-style-name="P2" draw:layer="layout" svg:width="1.389cm" svg:height="1.023cm" svg:x="1.389cm" svg:y="4.167cm">
          <text:p text:style-name="P1"><text:span text:style-name="T3">1</text:span></text:p>
          <draw:enhanced-geometry svg:viewBox="0 0 21600 21600" draw:type="mso-spt202" draw:enhanced-path="M 0 0 L 21600 0 21600 21600 0 21600 0 0 Z N"/>
        </draw:custom-shape>
        <draw:custom-shape draw:name="TextBox 38" draw:style-name="gr4" draw:text-style-name="P2" draw:layer="layout" svg:width="1.389cm" svg:height="1.023cm" svg:x="5.755cm" svg:y="4.366cm">
          <text:p text:style-name="P1"><text:span text:style-name="T3">2</text:span></text:p>
          <draw:enhanced-geometry svg:viewBox="0 0 21600 21600" draw:type="mso-spt202" draw:enhanced-path="M 0 0 L 21600 0 21600 21600 0 21600 0 0 Z N"/>
        </draw:custom-shape>
        <draw:custom-shape draw:name="TextBox 39" draw:style-name="gr4" draw:text-style-name="P2" draw:layer="layout" svg:width="1.389cm" svg:height="1.023cm" svg:x="0cm" svg:y="6.513cm">
          <text:p text:style-name="P1"><text:span text:style-name="T3">3</text:span></text:p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layer="layout" svg:width="12.7cm" svg:height="9.525cm" svg:x="3.175cm" svg:y="1.905cm" draw:page-number="7"/>
          <draw:frame presentation:style-name="pr6" draw:layer="layout" svg:width="15.24cm" svg:height="11.692cm" svg:x="1.905cm" svg:y="12.065cm" presentation:class="notes" presentation:placeholder="true">
            <draw:text-box/>
          </draw:frame>
          <draw:custom-shape draw:name="Slide Number Placeholder 3" draw:style-name="gr13" draw:text-style-name="P2" draw:layer="layout" svg:width="8.255cm" svg:height="1.27cm" svg:x="10.791cm" svg:y="24.126cm">
            <text:p text:style-name="P13"><text:span text:style-name="T33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rogram assignment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191cm" svg:y="-0.795cm" presentation:class="title" presentation:user-transformed="true">
          <draw:text-box>
            <text:p text:style-name="P1"><text:span text:style-name="T3">Program assignment</text:span></text:p>
          </draw:text-box>
        </draw:frame>
        <draw:custom-shape draw:name="Oval 5" draw:style-name="gr9" draw:text-style-name="P2" draw:layer="layout" svg:width="1.446cm" svg:height="1.446cm" svg:x="6.522cm" svg:y="5.883cm">
          <text:p text:style-name="P1"><text:span text:style-name="T3">3,8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6" draw:style-name="gr10" draw:text-style-name="P12" draw:layer="layout" svg:x1="4.175cm" svg:y1="5.018cm" svg:x2="3.328cm" svg:y2="5.865cm">
          <text:p/>
        </draw:line>
        <draw:line draw:name="Line 7" draw:style-name="gr10" draw:text-style-name="P12" draw:layer="layout" svg:x1="5.446cm" svg:y1="5.018cm" svg:x2="6.716cm" svg:y2="6.077cm">
          <text:p/>
        </draw:line>
        <draw:custom-shape draw:name="Rectangle 10" draw:style-name="gr11" draw:text-style-name="P2" draw:layer="layout" svg:width="0.511cm" svg:height="0.935cm" svg:x="2.439cm" svg:y="4.595cm">
          <text:p/>
          <draw:enhanced-geometry svg:viewBox="0 0 21600 21600" draw:type="rectangle" draw:enhanced-path="M 0 0 L 21600 0 21600 21600 0 21600 0 0 Z N"/>
        </draw:custom-shape>
        <draw:custom-shape draw:name="Rectangle 11" draw:style-name="gr11" draw:text-style-name="P2" draw:layer="layout" svg:width="0.511cm" svg:height="0.935cm" svg:x="6.884cm" svg:y="4.802cm">
          <text:p/>
          <draw:enhanced-geometry svg:viewBox="0 0 21600 21600" draw:type="rectangle" draw:enhanced-path="M 0 0 L 21600 0 21600 21600 0 21600 0 0 Z N"/>
        </draw:custom-shape>
        <draw:custom-shape draw:name="Oval 12" draw:style-name="gr9" draw:text-style-name="P2" draw:layer="layout" svg:width="1.447cm" svg:height="1.447cm" svg:x="4.167cm" svg:y="3.77cm">
          <text:p text:style-name="P1"><text:span text:style-name="T3">2,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9" draw:text-style-name="P2" draw:layer="layout" svg:width="1.446cm" svg:height="1.446cm" svg:x="2.183cm" svg:y="5.755cm">
          <text:p text:style-name="P1"><text:span text:style-name="T3">4,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7" draw:style-name="gr11" draw:text-style-name="P2" draw:layer="layout" svg:width="0.511cm" svg:height="1.018cm" svg:x="2.227cm" svg:y="5.799cm">
          <text:p/>
          <draw:enhanced-geometry svg:viewBox="0 0 21600 21600" draw:type="rectangle" draw:enhanced-path="M 0 0 L 21600 0 21600 21600 0 21600 0 0 Z N"/>
        </draw:custom-shape>
        <draw:custom-shape draw:name="Rectangle 18" draw:style-name="gr11" draw:text-style-name="P2" draw:layer="layout" svg:width="0.511cm" svg:height="1.018cm" svg:x="3.709cm" svg:y="8.339cm">
          <text:p/>
          <draw:enhanced-geometry svg:viewBox="0 0 21600 21600" draw:type="rectangle" draw:enhanced-path="M 0 0 L 21600 0 21600 21600 0 21600 0 0 Z N"/>
        </draw:custom-shape>
        <draw:custom-shape draw:name="Rectangle 19" draw:style-name="gr11" draw:text-style-name="P2" draw:layer="layout" svg:width="0.512cm" svg:height="0.934cm" svg:x="0.745cm" svg:y="7.131cm">
          <text:p/>
          <draw:enhanced-geometry svg:viewBox="0 0 21600 21600" draw:type="rectangle" draw:enhanced-path="M 0 0 L 21600 0 21600 21600 0 21600 0 0 Z N"/>
        </draw:custom-shape>
        <draw:custom-shape draw:name="Rectangle 20" draw:style-name="gr11" draw:text-style-name="P2" draw:layer="layout" svg:width="0.511cm" svg:height="0.934cm" svg:x="4.344cm" svg:y="7.131cm">
          <text:p/>
          <draw:enhanced-geometry svg:viewBox="0 0 21600 21600" draw:type="rectangle" draw:enhanced-path="M 0 0 L 21600 0 21600 21600 0 21600 0 0 Z N"/>
        </draw:custom-shape>
        <draw:custom-shape draw:name="Rectangle 21" draw:style-name="gr11" draw:text-style-name="P2" draw:layer="layout" svg:width="0.512cm" svg:height="1.018cm" svg:x="5.825cm" svg:y="8.339cm">
          <text:p/>
          <draw:enhanced-geometry svg:viewBox="0 0 21600 21600" draw:type="rectangle" draw:enhanced-path="M 0 0 L 21600 0 21600 21600 0 21600 0 0 Z N"/>
        </draw:custom-shape>
        <draw:frame draw:layer="layout" svg:width="11.641cm" svg:height="2.553cm" svg:x="9.525cm" svg:y="3.881cm">
          <table:table>
            <table:table-column table:style-name="co5"/>
            <table:table-column table:style-name="co6"/>
            <table:table-column table:style-name="co5"/>
            <table:table-column table:style-name="co5"/>
            <table:table-column table:style-name="co6"/>
            <table:table-row table:style-name="ro3" table:default-cell-style-name="ce20">
              <table:table-cell table:style-name="ce40">
                <text:p text:style-name="P1"><text:span text:style-name="T31">0</text:span></text:p>
              </table:table-cell>
              <table:table-cell table:style-name="ce41">
                <text:p text:style-name="P1"><text:span text:style-name="T31">1</text:span></text:p>
              </table:table-cell>
              <table:table-cell table:style-name="ce42">
                <text:p text:style-name="P1"><text:span text:style-name="T31">2</text:span></text:p>
              </table:table-cell>
              <table:table-cell/>
              <table:table-cell/>
            </table:table-row>
            <table:table-row table:style-name="ro3" table:default-cell-style-name="ce25">
              <table:table-cell table:style-name="ce43">
                <text:p text:style-name="P1"><text:span text:style-name="T1">(2, 15)</text:span></text:p>
              </table:table-cell>
              <table:table-cell table:style-name="ce44">
                <text:p text:style-name="P1"><text:span text:style-name="T1">(4, 20)</text:span></text:p>
              </table:table-cell>
              <table:table-cell table:style-name="ce45">
                <text:p text:style-name="P1"><text:span text:style-name="T1">(3, 80)</text:span>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layer="layout" svg:width="11.707cm" svg:height="2.059cm" svg:x="9.525cm" svg:y="6.548cm">
          <table:table>
            <table:table-column table:style-name="co7"/>
            <table:table-column table:style-name="co8"/>
            <table:table-column table:style-name="co7"/>
            <table:table-column table:style-name="co8"/>
            <table:table-column table:style-name="co7"/>
            <table:table-row table:style-name="ro6">
              <table:table-cell table:style-name="ce46">
                <text:p text:style-name="P1"><text:span text:style-name="T31">1</text:span></text:p>
              </table:table-cell>
              <table:table-cell table:style-name="ce47">
                <text:p text:style-name="P1"><text:span text:style-name="T31">2</text:span></text:p>
              </table:table-cell>
              <table:table-cell table:style-name="ce48">
                <text:p text:style-name="P1"><text:span text:style-name="T31">3</text:span></text:p>
              </table:table-cell>
              <table:table-cell table:style-name="ce49">
                <text:p text:style-name="P1"><text:span text:style-name="T31">4</text:span></text:p>
              </table:table-cell>
              <table:table-cell table:style-name="ce50">
                <text:p text:style-name="P1"><text:span text:style-name="T31">5</text:span></text:p>
              </table:table-cell>
            </table:table-row>
            <table:table-row table:style-name="ro5">
              <table:table-cell table:style-name="ce51">
                <text:p text:style-name="P10"><text:span text:style-name="T32"></text:span></text:p>
              </table:table-cell>
              <table:table-cell table:style-name="ce52">
                <text:p text:style-name="P1"><text:span text:style-name="T1">0</text:span></text:p>
              </table:table-cell>
              <table:table-cell table:style-name="ce53">
                <text:p text:style-name="P1"><text:span text:style-name="T1">2</text:span></text:p>
              </table:table-cell>
              <table:table-cell table:style-name="ce54">
                <text:p text:style-name="P1"><text:span text:style-name="T1">1</text:span></text:p>
              </table:table-cell>
              <table:table-cell table:style-name="ce55">
                <text:p text:style-name="P10"><text:span text:style-name="T32">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26" draw:style-name="gr4" draw:text-style-name="P2" draw:layer="layout" svg:width="2.977cm" svg:height="1.023cm" svg:x="21.828cm" svg:y="4.366cm">
          <text:p text:style-name="P1"><text:span text:style-name="T3">heap</text:span></text:p>
          <draw:enhanced-geometry svg:viewBox="0 0 21600 21600" draw:type="mso-spt202" draw:enhanced-path="M 0 0 L 21600 0 21600 21600 0 21600 0 0 Z N"/>
        </draw:custom-shape>
        <draw:custom-shape draw:name="TextBox 27" draw:style-name="gr4" draw:text-style-name="P2" draw:layer="layout" svg:width="2.977cm" svg:height="1.023cm" svg:x="21.828cm" svg:y="6.91cm">
          <text:p text:style-name="P1"><text:span text:style-name="T3">handle</text:span></text:p>
          <draw:enhanced-geometry svg:viewBox="0 0 21600 21600" draw:type="mso-spt202" draw:enhanced-path="M 0 0 L 21600 0 21600 21600 0 21600 0 0 Z N"/>
        </draw:custom-shape>
        <draw:custom-shape draw:name="Rectangle 34" draw:style-name="gr12" draw:text-style-name="P2" draw:layer="layout" svg:width="5.006cm" svg:height="1.023cm" svg:x="1.816cm" svg:y="10.517cm">
          <text:p text:style-name="P1"><text:span text:style-name="T3">Line 8: deleteMin</text:span></text:p>
          <draw:enhanced-geometry svg:viewBox="0 0 21600 21600" draw:type="rectangle" draw:enhanced-path="M 0 0 L 21600 0 21600 21600 0 21600 0 0 Z N"/>
        </draw:custom-shape>
        <draw:custom-shape draw:name="Rectangle 35" draw:style-name="gr4" draw:text-style-name="P2" draw:layer="layout" svg:width="12.7cm" svg:height="1.785cm" svg:x="8.533cm" svg:y="9.922cm">
          <text:p text:style-name="P1"><text:span text:style-name="T3">Line 13: deleteMin</text:span></text:p>
          <text:p text:style-name="P1"><text:span text:style-name="T3">Line 14: deleted 1 with priority 0</text:span></text:p>
          <draw:enhanced-geometry svg:viewBox="0 0 21600 21600" draw:type="rectangle" draw:enhanced-path="M 0 0 L 21600 0 21600 21600 0 21600 0 0 Z N"/>
        </draw:custom-shape>
        <draw:custom-shape draw:name="Rectangle 36" draw:style-name="gr4" draw:text-style-name="P2" draw:layer="layout" svg:width="12.7cm" svg:height="1.785cm" svg:x="8.533cm" svg:y="12.303cm">
          <text:p text:style-name="P1"><text:span text:style-name="T3">Line 15: change priority 3 40</text:span></text:p>
          <text:p text:style-name="P1"><text:span text:style-name="T3">Line 16: changed priority of 3 to 40</text:span></text:p>
          <draw:enhanced-geometry svg:viewBox="0 0 21600 21600" draw:type="rectangle" draw:enhanced-path="M 0 0 L 21600 0 21600 21600 0 21600 0 0 Z N"/>
        </draw:custom-shape>
        <draw:custom-shape draw:name="Rectangle 37" draw:style-name="gr12" draw:text-style-name="P2" draw:layer="layout" svg:width="7.495cm" svg:height="1.023cm" svg:x="0.644cm" svg:y="12.502cm">
          <text:p text:style-name="P1"><text:span text:style-name="T3">Line 9: change priority 3 40</text:span></text:p>
          <draw:enhanced-geometry svg:viewBox="0 0 21600 21600" draw:type="rectangle" draw:enhanced-path="M 0 0 L 21600 0 21600 21600 0 21600 0 0 Z N"/>
        </draw:custom-shape>
        <draw:custom-shape draw:name="Rectangle 18" draw:style-name="gr11" draw:text-style-name="P2" draw:layer="layout" svg:width="0.512cm" svg:height="1.018cm" svg:x="2.963cm" svg:y="18.627cm">
          <text:p/>
          <draw:enhanced-geometry svg:viewBox="0 0 21600 21600" draw:type="rectangle" draw:enhanced-path="M 0 0 L 21600 0 21600 21600 0 21600 0 0 Z N"/>
        </draw:custom-shape>
        <draw:custom-shape draw:name="Rectangle 19" draw:style-name="gr11" draw:text-style-name="P2" draw:layer="layout" svg:width="0.512cm" svg:height="0.935cm" svg:x="0cm" svg:y="17.418cm">
          <text:p/>
          <draw:enhanced-geometry svg:viewBox="0 0 21600 21600" draw:type="rectangle" draw:enhanced-path="M 0 0 L 21600 0 21600 21600 0 21600 0 0 Z N"/>
        </draw:custom-shape>
        <draw:custom-shape draw:name="Rectangle 21" draw:style-name="gr11" draw:text-style-name="P2" draw:layer="layout" svg:width="0.512cm" svg:height="1.018cm" svg:x="5.08cm" svg:y="18.627cm">
          <text:p/>
          <draw:enhanced-geometry svg:viewBox="0 0 21600 21600" draw:type="rectangle" draw:enhanced-path="M 0 0 L 21600 0 21600 21600 0 21600 0 0 Z N"/>
        </draw:custom-shape>
        <draw:frame draw:layer="layout" svg:width="11.64cm" svg:height="2.553cm" svg:x="8.78cm" svg:y="14.168cm">
          <table:table>
            <table:table-column table:style-name="co5"/>
            <table:table-column table:style-name="co5"/>
            <table:table-column table:style-name="co6"/>
            <table:table-column table:style-name="co5"/>
            <table:table-column table:style-name="co5"/>
            <table:table-row table:style-name="ro3" table:default-cell-style-name="ce20">
              <table:table-cell table:style-name="ce56">
                <text:p text:style-name="P1"><text:span text:style-name="T31">0</text:span></text:p>
              </table:table-cell>
              <table:table-cell table:style-name="ce57">
                <text:p text:style-name="P1"><text:span text:style-name="T31">1</text:span></text:p>
              </table:table-cell>
              <table:table-cell table:style-name="ce58">
                <text:p text:style-name="P1"><text:span text:style-name="T31">2</text:span></text:p>
              </table:table-cell>
              <table:table-cell/>
              <table:table-cell/>
            </table:table-row>
            <table:table-row table:style-name="ro3" table:default-cell-style-name="ce25">
              <table:table-cell table:style-name="ce59">
                <text:p text:style-name="P1"><text:span text:style-name="T1">(2, 15)</text:span></text:p>
              </table:table-cell>
              <table:table-cell table:style-name="ce60">
                <text:p text:style-name="P1"><text:span text:style-name="T1">(4, 20)</text:span></text:p>
              </table:table-cell>
              <table:table-cell table:style-name="ce61">
                <text:p text:style-name="P1"><text:span text:style-name="T1">(3, 40)</text:span></text:p>
              </table:table-cell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layer="layout" svg:width="11.707cm" svg:height="2.059cm" svg:x="8.78cm" svg:y="16.836cm">
          <table:table>
            <table:table-column table:style-name="co8"/>
            <table:table-column table:style-name="co7"/>
            <table:table-column table:style-name="co8"/>
            <table:table-column table:style-name="co7"/>
            <table:table-column table:style-name="co7"/>
            <table:table-row table:style-name="ro6">
              <table:table-cell table:style-name="ce62">
                <text:p text:style-name="P1"><text:span text:style-name="T31">1</text:span></text:p>
              </table:table-cell>
              <table:table-cell table:style-name="ce63">
                <text:p text:style-name="P1"><text:span text:style-name="T31">2</text:span></text:p>
              </table:table-cell>
              <table:table-cell table:style-name="ce64">
                <text:p text:style-name="P1"><text:span text:style-name="T31">3</text:span></text:p>
              </table:table-cell>
              <table:table-cell table:style-name="ce65">
                <text:p text:style-name="P1"><text:span text:style-name="T31">4</text:span></text:p>
              </table:table-cell>
              <table:table-cell table:style-name="ce66">
                <text:p text:style-name="P1"><text:span text:style-name="T31">5</text:span></text:p>
              </table:table-cell>
            </table:table-row>
            <table:table-row table:style-name="ro5">
              <table:table-cell table:style-name="ce67">
                <text:p text:style-name="P10"><text:span text:style-name="T32"></text:span></text:p>
              </table:table-cell>
              <table:table-cell table:style-name="ce68">
                <text:p text:style-name="P1"><text:span text:style-name="T1">0</text:span></text:p>
              </table:table-cell>
              <table:table-cell table:style-name="ce69">
                <text:p text:style-name="P1"><text:span text:style-name="T1">2</text:span></text:p>
              </table:table-cell>
              <table:table-cell table:style-name="ce70">
                <text:p text:style-name="P1"><text:span text:style-name="T1">1</text:span></text:p>
              </table:table-cell>
              <table:table-cell table:style-name="ce71">
                <text:p text:style-name="P10"><text:span text:style-name="T32">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Box 52" draw:style-name="gr4" draw:text-style-name="P2" draw:layer="layout" svg:width="2.976cm" svg:height="1.023cm" svg:x="21.083cm" svg:y="14.654cm">
          <text:p text:style-name="P1"><text:span text:style-name="T3">heap</text:span></text:p>
          <draw:enhanced-geometry svg:viewBox="0 0 21600 21600" draw:type="mso-spt202" draw:enhanced-path="M 0 0 L 21600 0 21600 21600 0 21600 0 0 Z N"/>
        </draw:custom-shape>
        <draw:custom-shape draw:name="TextBox 53" draw:style-name="gr4" draw:text-style-name="P2" draw:layer="layout" svg:width="2.976cm" svg:height="1.023cm" svg:x="21.083cm" svg:y="17.198cm">
          <text:p text:style-name="P1"><text:span text:style-name="T3">handle</text:span></text:p>
          <draw:enhanced-geometry svg:viewBox="0 0 21600 21600" draw:type="mso-spt202" draw:enhanced-path="M 0 0 L 21600 0 21600 21600 0 21600 0 0 Z N"/>
        </draw:custom-shape>
        <draw:custom-shape draw:name="TextBox 54" draw:style-name="gr4" draw:text-style-name="P2" draw:layer="layout" svg:width="1.39cm" svg:height="1.023cm" svg:x="3.373cm" svg:y="3.933cm">
          <text:p text:style-name="P1"><text:span text:style-name="T3">0</text:span></text:p>
          <draw:enhanced-geometry svg:viewBox="0 0 21600 21600" draw:type="mso-spt202" draw:enhanced-path="M 0 0 L 21600 0 21600 21600 0 21600 0 0 Z N"/>
        </draw:custom-shape>
        <draw:custom-shape draw:name="TextBox 55" draw:style-name="gr4" draw:text-style-name="P2" draw:layer="layout" svg:width="1.389cm" svg:height="1.023cm" svg:x="1.389cm" svg:y="5.918cm">
          <text:p text:style-name="P1"><text:span text:style-name="T3">1</text:span></text:p>
          <draw:enhanced-geometry svg:viewBox="0 0 21600 21600" draw:type="mso-spt202" draw:enhanced-path="M 0 0 L 21600 0 21600 21600 0 21600 0 0 Z N"/>
        </draw:custom-shape>
        <draw:custom-shape draw:name="TextBox 56" draw:style-name="gr4" draw:text-style-name="P2" draw:layer="layout" svg:width="1.389cm" svg:height="1.023cm" svg:x="5.953cm" svg:y="6.116cm">
          <text:p text:style-name="P1"><text:span text:style-name="T3">2</text:span></text:p>
          <draw:enhanced-geometry svg:viewBox="0 0 21600 21600" draw:type="mso-spt202" draw:enhanced-path="M 0 0 L 21600 0 21600 21600 0 21600 0 0 Z N"/>
        </draw:custom-shape>
        <draw:custom-shape draw:name="Oval 5" draw:style-name="gr9" draw:text-style-name="P2" draw:layer="layout" svg:width="1.446cm" svg:height="1.447cm" svg:x="5.53cm" svg:y="17.405cm">
          <text:p text:style-name="P1"><text:span text:style-name="T3">3,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6" draw:style-name="gr10" draw:text-style-name="P12" draw:layer="layout" svg:x1="3.183cm" svg:y1="16.541cm" svg:x2="2.336cm" svg:y2="17.388cm">
          <text:p/>
        </draw:line>
        <draw:line draw:name="Line 7" draw:style-name="gr10" draw:text-style-name="P12" draw:layer="layout" svg:x1="4.454cm" svg:y1="16.541cm" svg:x2="5.724cm" svg:y2="17.599cm">
          <text:p/>
        </draw:line>
        <draw:custom-shape draw:name="Rectangle 10" draw:style-name="gr11" draw:text-style-name="P2" draw:layer="layout" svg:width="0.512cm" svg:height="0.934cm" svg:x="1.446cm" svg:y="16.118cm">
          <text:p/>
          <draw:enhanced-geometry svg:viewBox="0 0 21600 21600" draw:type="rectangle" draw:enhanced-path="M 0 0 L 21600 0 21600 21600 0 21600 0 0 Z N"/>
        </draw:custom-shape>
        <draw:custom-shape draw:name="Rectangle 11" draw:style-name="gr11" draw:text-style-name="P2" draw:layer="layout" svg:width="0.512cm" svg:height="0.935cm" svg:x="5.891cm" svg:y="16.325cm">
          <text:p/>
          <draw:enhanced-geometry svg:viewBox="0 0 21600 21600" draw:type="rectangle" draw:enhanced-path="M 0 0 L 21600 0 21600 21600 0 21600 0 0 Z N"/>
        </draw:custom-shape>
        <draw:custom-shape draw:name="Oval 12" draw:style-name="gr9" draw:text-style-name="P2" draw:layer="layout" svg:width="1.446cm" svg:height="1.446cm" svg:x="3.175cm" svg:y="15.293cm">
          <text:p text:style-name="P1"><text:span text:style-name="T3">2,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9" draw:text-style-name="P2" draw:layer="layout" svg:width="1.446cm" svg:height="1.447cm" svg:x="1.191cm" svg:y="17.277cm">
          <text:p text:style-name="P1"><text:span text:style-name="T3">4,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7" draw:style-name="gr11" draw:text-style-name="P2" draw:layer="layout" svg:width="0.511cm" svg:height="1.019cm" svg:x="1.235cm" svg:y="17.321cm">
          <text:p/>
          <draw:enhanced-geometry svg:viewBox="0 0 21600 21600" draw:type="rectangle" draw:enhanced-path="M 0 0 L 21600 0 21600 21600 0 21600 0 0 Z N"/>
        </draw:custom-shape>
        <draw:custom-shape draw:name="TextBox 65" draw:style-name="gr4" draw:text-style-name="P2" draw:layer="layout" svg:width="1.389cm" svg:height="1.023cm" svg:x="2.381cm" svg:y="15.456cm">
          <text:p text:style-name="P1"><text:span text:style-name="T3">0</text:span></text:p>
          <draw:enhanced-geometry svg:viewBox="0 0 21600 21600" draw:type="mso-spt202" draw:enhanced-path="M 0 0 L 21600 0 21600 21600 0 21600 0 0 Z N"/>
        </draw:custom-shape>
        <draw:custom-shape draw:name="TextBox 66" draw:style-name="gr4" draw:text-style-name="P2" draw:layer="layout" svg:width="1.389cm" svg:height="1.023cm" svg:x="0.397cm" svg:y="17.44cm">
          <text:p text:style-name="P1"><text:span text:style-name="T3">1</text:span></text:p>
          <draw:enhanced-geometry svg:viewBox="0 0 21600 21600" draw:type="mso-spt202" draw:enhanced-path="M 0 0 L 21600 0 21600 21600 0 21600 0 0 Z N"/>
        </draw:custom-shape>
        <draw:custom-shape draw:name="TextBox 67" draw:style-name="gr4" draw:text-style-name="P2" draw:layer="layout" svg:width="1.389cm" svg:height="1.023cm" svg:x="4.961cm" svg:y="17.639cm">
          <text:p text:style-name="P1"><text:span text:style-name="T3">2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Slide 9" draw:style-name="dp1" draw:master-page-name="Default" presentation:use-date-time-name="dtd1">
        <office:forms form:automatic-focus="false" form:apply-design-mode="false"/>
        <draw:custom-shape draw:name="Oval 5" draw:style-name="gr9" draw:text-style-name="P2" draw:layer="layout" svg:width="1.446cm" svg:height="1.446cm" svg:x="6.522cm" svg:y="2.906cm">
          <text:p text:style-name="P1"><text:span text:style-name="T3">3,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6" draw:style-name="gr10" draw:text-style-name="P12" draw:layer="layout" svg:x1="4.175cm" svg:y1="2.042cm" svg:x2="3.328cm" svg:y2="2.888cm">
          <text:p/>
        </draw:line>
        <draw:line draw:name="Line 7" draw:style-name="gr10" draw:text-style-name="P12" draw:layer="layout" svg:x1="5.446cm" svg:y1="2.042cm" svg:x2="6.716cm" svg:y2="3.1cm">
          <text:p/>
        </draw:line>
        <draw:custom-shape draw:name="Rectangle 10" draw:style-name="gr11" draw:text-style-name="P2" draw:layer="layout" svg:width="0.511cm" svg:height="0.935cm" svg:x="2.439cm" svg:y="1.618cm">
          <text:p/>
          <draw:enhanced-geometry svg:viewBox="0 0 21600 21600" draw:type="rectangle" draw:enhanced-path="M 0 0 L 21600 0 21600 21600 0 21600 0 0 Z N"/>
        </draw:custom-shape>
        <draw:custom-shape draw:name="Rectangle 11" draw:style-name="gr11" draw:text-style-name="P2" draw:layer="layout" svg:width="0.511cm" svg:height="0.934cm" svg:x="6.884cm" svg:y="1.826cm">
          <text:p/>
          <draw:enhanced-geometry svg:viewBox="0 0 21600 21600" draw:type="rectangle" draw:enhanced-path="M 0 0 L 21600 0 21600 21600 0 21600 0 0 Z N"/>
        </draw:custom-shape>
        <draw:custom-shape draw:name="Oval 12" draw:style-name="gr9" draw:text-style-name="P2" draw:layer="layout" svg:width="1.447cm" svg:height="1.446cm" svg:x="4.167cm" svg:y="0.794cm">
          <text:p text:style-name="P1"><text:span text:style-name="T3">2,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9" draw:text-style-name="P2" draw:layer="layout" svg:width="1.446cm" svg:height="1.447cm" svg:x="2.183cm" svg:y="2.778cm">
          <text:p text:style-name="P1"><text:span text:style-name="T3">4,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7" draw:style-name="gr11" draw:text-style-name="P2" draw:layer="layout" svg:width="0.511cm" svg:height="1.019cm" svg:x="2.227cm" svg:y="2.822cm">
          <text:p/>
          <draw:enhanced-geometry svg:viewBox="0 0 21600 21600" draw:type="rectangle" draw:enhanced-path="M 0 0 L 21600 0 21600 21600 0 21600 0 0 Z N"/>
        </draw:custom-shape>
        <draw:custom-shape draw:name="Rectangle 18" draw:style-name="gr11" draw:text-style-name="P2" draw:layer="layout" svg:width="0.511cm" svg:height="1.019cm" svg:x="3.709cm" svg:y="5.362cm">
          <text:p/>
          <draw:enhanced-geometry svg:viewBox="0 0 21600 21600" draw:type="rectangle" draw:enhanced-path="M 0 0 L 21600 0 21600 21600 0 21600 0 0 Z N"/>
        </draw:custom-shape>
        <draw:custom-shape draw:name="Rectangle 19" draw:style-name="gr11" draw:text-style-name="P2" draw:layer="layout" svg:width="0.512cm" svg:height="0.935cm" svg:x="0.745cm" svg:y="4.154cm">
          <text:p/>
          <draw:enhanced-geometry svg:viewBox="0 0 21600 21600" draw:type="rectangle" draw:enhanced-path="M 0 0 L 21600 0 21600 21600 0 21600 0 0 Z N"/>
        </draw:custom-shape>
        <draw:custom-shape draw:name="Rectangle 20" draw:style-name="gr11" draw:text-style-name="P2" draw:layer="layout" svg:width="0.511cm" svg:height="0.935cm" svg:x="4.344cm" svg:y="4.154cm">
          <text:p/>
          <draw:enhanced-geometry svg:viewBox="0 0 21600 21600" draw:type="rectangle" draw:enhanced-path="M 0 0 L 21600 0 21600 21600 0 21600 0 0 Z N"/>
        </draw:custom-shape>
        <draw:custom-shape draw:name="Rectangle 21" draw:style-name="gr11" draw:text-style-name="P2" draw:layer="layout" svg:width="0.512cm" svg:height="1.019cm" svg:x="5.825cm" svg:y="5.362cm">
          <text:p/>
          <draw:enhanced-geometry svg:viewBox="0 0 21600 21600" draw:type="rectangle" draw:enhanced-path="M 0 0 L 21600 0 21600 21600 0 21600 0 0 Z N"/>
        </draw:custom-shape>
        <draw:frame draw:layer="layout" svg:width="11.641cm" svg:height="2.553cm" svg:x="9.525cm" svg:y="0.904cm">
          <table:table>
            <table:table-column table:style-name="co5"/>
            <table:table-column table:style-name="co6"/>
            <table:table-column table:style-name="co5"/>
            <table:table-column table:style-name="co5"/>
            <table:table-column table:style-name="co6"/>
            <table:table-row table:style-name="ro3" table:default-cell-style-name="ce20">
              <table:table-cell table:style-name="ce72">
                <text:p text:style-name="P1"><text:span text:style-name="T31">0</text:span></text:p>
              </table:table-cell>
              <table:table-cell table:style-name="ce73">
                <text:p text:style-name="P1"><text:span text:style-name="T31">1</text:span></text:p>
              </table:table-cell>
              <table:table-cell table:style-name="ce74">
                <text:p text:style-name="P1"><text:span text:style-name="T31">2</text:span></text:p>
              </table:table-cell>
              <table:table-cell/>
              <table:table-cell/>
            </table:table-row>
            <table:table-row table:style-name="ro3" table:default-cell-style-name="ce25">
              <table:table-cell table:style-name="ce75">
                <text:p text:style-name="P1"><text:span text:style-name="T1">(2, 15)</text:span></text:p>
              </table:table-cell>
              <table:table-cell table:style-name="ce76">
                <text:p text:style-name="P1"><text:span text:style-name="T1">(4, 14)</text:span></text:p>
              </table:table-cell>
              <table:table-cell table:style-name="ce77">
                <text:p text:style-name="P1"><text:span text:style-name="T1">(3, 40)</text:span></text:p>
              </table:table-cell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layer="layout" svg:width="11.707cm" svg:height="2.058cm" svg:x="9.525cm" svg:y="3.572cm">
          <table:table>
            <table:table-column table:style-name="co7"/>
            <table:table-column table:style-name="co8"/>
            <table:table-column table:style-name="co7"/>
            <table:table-column table:style-name="co8"/>
            <table:table-column table:style-name="co7"/>
            <table:table-row table:style-name="ro6">
              <table:table-cell table:style-name="ce78">
                <text:p text:style-name="P1"><text:span text:style-name="T31">1</text:span></text:p>
              </table:table-cell>
              <table:table-cell table:style-name="ce79">
                <text:p text:style-name="P1"><text:span text:style-name="T31">2</text:span></text:p>
              </table:table-cell>
              <table:table-cell table:style-name="ce80">
                <text:p text:style-name="P1"><text:span text:style-name="T31">3</text:span></text:p>
              </table:table-cell>
              <table:table-cell table:style-name="ce81">
                <text:p text:style-name="P1"><text:span text:style-name="T31">4</text:span></text:p>
              </table:table-cell>
              <table:table-cell table:style-name="ce82">
                <text:p text:style-name="P1"><text:span text:style-name="T31">5</text:span></text:p>
              </table:table-cell>
            </table:table-row>
            <table:table-row table:style-name="ro7">
              <table:table-cell table:style-name="ce83">
                <text:p text:style-name="P10"><text:span text:style-name="T32"></text:span></text:p>
              </table:table-cell>
              <table:table-cell table:style-name="ce84">
                <text:p text:style-name="P1"><text:span text:style-name="T1">0</text:span></text:p>
              </table:table-cell>
              <table:table-cell table:style-name="ce85">
                <text:p text:style-name="P1"><text:span text:style-name="T1">2</text:span></text:p>
              </table:table-cell>
              <table:table-cell table:style-name="ce86">
                <text:p text:style-name="P1"><text:span text:style-name="T1">1</text:span></text:p>
              </table:table-cell>
              <table:table-cell table:style-name="ce87">
                <text:p text:style-name="P10"><text:span text:style-name="T32">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TextBox 17" draw:style-name="gr4" draw:text-style-name="P2" draw:layer="layout" svg:width="2.977cm" svg:height="1.023cm" svg:x="21.828cm" svg:y="1.389cm">
          <text:p text:style-name="P1"><text:span text:style-name="T3">heap</text:span></text:p>
          <draw:enhanced-geometry svg:viewBox="0 0 21600 21600" draw:type="mso-spt202" draw:enhanced-path="M 0 0 L 21600 0 21600 21600 0 21600 0 0 Z N"/>
        </draw:custom-shape>
        <draw:custom-shape draw:name="TextBox 18" draw:style-name="gr4" draw:text-style-name="P2" draw:layer="layout" svg:width="2.977cm" svg:height="1.023cm" svg:x="21.828cm" svg:y="3.933cm">
          <text:p text:style-name="P1"><text:span text:style-name="T3">handle</text:span></text:p>
          <draw:enhanced-geometry svg:viewBox="0 0 21600 21600" draw:type="mso-spt202" draw:enhanced-path="M 0 0 L 21600 0 21600 21600 0 21600 0 0 Z N"/>
        </draw:custom-shape>
        <draw:custom-shape draw:name="Rectangle 19" draw:style-name="gr12" draw:text-style-name="P2" draw:layer="layout" svg:width="7.817cm" svg:height="1.023cm" svg:x="1.835cm" svg:y="6.152cm">
          <text:p text:style-name="P1"><text:span text:style-name="T3">Line 10: change priority 4 14</text:span></text:p>
          <draw:enhanced-geometry svg:viewBox="0 0 21600 21600" draw:type="rectangle" draw:enhanced-path="M 0 0 L 21600 0 21600 21600 0 21600 0 0 Z N"/>
        </draw:custom-shape>
        <draw:custom-shape draw:name="Rectangle 20" draw:style-name="gr4" draw:text-style-name="P2" draw:layer="layout" svg:width="12.7cm" svg:height="1.785cm" svg:x="10.319cm" svg:y="6.152cm">
          <text:p text:style-name="P1"><text:span text:style-name="T3">Line 17: change priority 4 14</text:span></text:p>
          <text:p text:style-name="P1"><text:span text:style-name="T3">Line 18: changed priority of 4 to 14</text:span></text:p>
          <draw:enhanced-geometry svg:viewBox="0 0 21600 21600" draw:type="rectangle" draw:enhanced-path="M 0 0 L 21600 0 21600 21600 0 21600 0 0 Z N"/>
        </draw:custom-shape>
        <draw:custom-shape draw:name="Oval 5" draw:style-name="gr9" draw:text-style-name="P2" draw:layer="layout" svg:width="1.446cm" svg:height="1.446cm" svg:x="6.769cm" svg:y="10.372cm">
          <text:p text:style-name="P1"><text:span text:style-name="T3">3,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6" draw:style-name="gr10" draw:text-style-name="P12" draw:layer="layout" svg:x1="4.422cm" svg:y1="9.507cm" svg:x2="3.575cm" svg:y2="10.354cm">
          <text:p/>
        </draw:line>
        <draw:line draw:name="Line 7" draw:style-name="gr10" draw:text-style-name="P12" draw:layer="layout" svg:x1="5.693cm" svg:y1="9.507cm" svg:x2="6.963cm" svg:y2="10.566cm">
          <text:p/>
        </draw:line>
        <draw:custom-shape draw:name="Rectangle 10" draw:style-name="gr11" draw:text-style-name="P2" draw:layer="layout" svg:width="0.511cm" svg:height="0.935cm" svg:x="2.686cm" svg:y="9.084cm">
          <text:p/>
          <draw:enhanced-geometry svg:viewBox="0 0 21600 21600" draw:type="rectangle" draw:enhanced-path="M 0 0 L 21600 0 21600 21600 0 21600 0 0 Z N"/>
        </draw:custom-shape>
        <draw:custom-shape draw:name="Rectangle 11" draw:style-name="gr11" draw:text-style-name="P2" draw:layer="layout" svg:width="0.511cm" svg:height="0.935cm" svg:x="7.131cm" svg:y="9.291cm">
          <text:p/>
          <draw:enhanced-geometry svg:viewBox="0 0 21600 21600" draw:type="rectangle" draw:enhanced-path="M 0 0 L 21600 0 21600 21600 0 21600 0 0 Z N"/>
        </draw:custom-shape>
        <draw:custom-shape draw:name="Oval 12" draw:style-name="gr9" draw:text-style-name="P2" draw:layer="layout" svg:width="1.447cm" svg:height="1.447cm" svg:x="4.414cm" svg:y="8.259cm">
          <text:p text:style-name="P1"><text:span text:style-name="T3">4,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9" draw:text-style-name="P2" draw:layer="layout" svg:width="1.446cm" svg:height="1.446cm" svg:x="2.43cm" svg:y="10.244cm">
          <text:p text:style-name="P1"><text:span text:style-name="T3">2,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7" draw:style-name="gr11" draw:text-style-name="P2" draw:layer="layout" svg:width="0.511cm" svg:height="1.019cm" svg:x="2.474cm" svg:y="10.288cm">
          <text:p/>
          <draw:enhanced-geometry svg:viewBox="0 0 21600 21600" draw:type="rectangle" draw:enhanced-path="M 0 0 L 21600 0 21600 21600 0 21600 0 0 Z N"/>
        </draw:custom-shape>
        <draw:custom-shape draw:name="Rectangle 19" draw:style-name="gr11" draw:text-style-name="P2" draw:layer="layout" svg:width="0.512cm" svg:height="0.934cm" svg:x="0.992cm" svg:y="11.62cm">
          <text:p/>
          <draw:enhanced-geometry svg:viewBox="0 0 21600 21600" draw:type="rectangle" draw:enhanced-path="M 0 0 L 21600 0 21600 21600 0 21600 0 0 Z N"/>
        </draw:custom-shape>
        <draw:custom-shape draw:name="Rectangle 20" draw:style-name="gr11" draw:text-style-name="P2" draw:layer="layout" svg:width="0.511cm" svg:height="0.934cm" svg:x="4.591cm" svg:y="11.62cm">
          <text:p/>
          <draw:enhanced-geometry svg:viewBox="0 0 21600 21600" draw:type="rectangle" draw:enhanced-path="M 0 0 L 21600 0 21600 21600 0 21600 0 0 Z N"/>
        </draw:custom-shape>
        <draw:frame draw:layer="layout" svg:width="11.641cm" svg:height="2.553cm" svg:x="9.772cm" svg:y="8.37cm">
          <table:table>
            <table:table-column table:style-name="co5"/>
            <table:table-column table:style-name="co6"/>
            <table:table-column table:style-name="co5"/>
            <table:table-column table:style-name="co5"/>
            <table:table-column table:style-name="co6"/>
            <table:table-row table:style-name="ro3" table:default-cell-style-name="ce20">
              <table:table-cell table:style-name="ce88">
                <text:p text:style-name="P1"><text:span text:style-name="T31">0</text:span></text:p>
              </table:table-cell>
              <table:table-cell table:style-name="ce89">
                <text:p text:style-name="P1"><text:span text:style-name="T31">1</text:span></text:p>
              </table:table-cell>
              <table:table-cell table:style-name="ce90">
                <text:p text:style-name="P1"><text:span text:style-name="T31">2</text:span></text:p>
              </table:table-cell>
              <table:table-cell/>
              <table:table-cell/>
            </table:table-row>
            <table:table-row table:style-name="ro3" table:default-cell-style-name="ce25">
              <table:table-cell table:style-name="ce91">
                <text:p text:style-name="P1"><text:span text:style-name="T1">(4, 14)</text:span></text:p>
              </table:table-cell>
              <table:table-cell table:style-name="ce92">
                <text:p text:style-name="P1"><text:span text:style-name="T1">(2, 15)</text:span></text:p>
              </table:table-cell>
              <table:table-cell table:style-name="ce93">
                <text:p text:style-name="P1"><text:span text:style-name="T1">(3, 40)</text:span></text:p>
              </table:table-cell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layer="layout" svg:width="11.707cm" svg:height="2.058cm" svg:x="9.772cm" svg:y="11.038cm">
          <table:table>
            <table:table-column table:style-name="co7"/>
            <table:table-column table:style-name="co8"/>
            <table:table-column table:style-name="co7"/>
            <table:table-column table:style-name="co8"/>
            <table:table-column table:style-name="co7"/>
            <table:table-row table:style-name="ro7">
              <table:table-cell table:style-name="ce94">
                <text:p text:style-name="P1"><text:span text:style-name="T31">1</text:span></text:p>
              </table:table-cell>
              <table:table-cell table:style-name="ce95">
                <text:p text:style-name="P1"><text:span text:style-name="T31">2</text:span></text:p>
              </table:table-cell>
              <table:table-cell table:style-name="ce96">
                <text:p text:style-name="P1"><text:span text:style-name="T31">3</text:span></text:p>
              </table:table-cell>
              <table:table-cell table:style-name="ce97">
                <text:p text:style-name="P1"><text:span text:style-name="T31">4</text:span></text:p>
              </table:table-cell>
              <table:table-cell table:style-name="ce98">
                <text:p text:style-name="P1"><text:span text:style-name="T31">5</text:span></text:p>
              </table:table-cell>
            </table:table-row>
            <table:table-row table:style-name="ro6">
              <table:table-cell table:style-name="ce99">
                <text:p text:style-name="P10"><text:span text:style-name="T32"></text:span></text:p>
              </table:table-cell>
              <table:table-cell table:style-name="ce100">
                <text:p text:style-name="P1"><text:span text:style-name="T1">1</text:span></text:p>
              </table:table-cell>
              <table:table-cell table:style-name="ce101">
                <text:p text:style-name="P1"><text:span text:style-name="T1">2</text:span></text:p>
              </table:table-cell>
              <table:table-cell table:style-name="ce102">
                <text:p text:style-name="P1"><text:span text:style-name="T1">0</text:span></text:p>
              </table:table-cell>
              <table:table-cell table:style-name="ce103">
                <text:p text:style-name="P10"><text:span text:style-name="T32">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TextBox 33" draw:style-name="gr4" draw:text-style-name="P2" draw:layer="layout" svg:width="2.977cm" svg:height="1.023cm" svg:x="22.075cm" svg:y="8.855cm">
          <text:p text:style-name="P1"><text:span text:style-name="T3">heap</text:span></text:p>
          <draw:enhanced-geometry svg:viewBox="0 0 21600 21600" draw:type="mso-spt202" draw:enhanced-path="M 0 0 L 21600 0 21600 21600 0 21600 0 0 Z N"/>
        </draw:custom-shape>
        <draw:custom-shape draw:name="TextBox 34" draw:style-name="gr4" draw:text-style-name="P2" draw:layer="layout" svg:width="2.977cm" svg:height="1.023cm" svg:x="22.075cm" svg:y="11.399cm">
          <text:p text:style-name="P1"><text:span text:style-name="T3">handle</text:span></text:p>
          <draw:enhanced-geometry svg:viewBox="0 0 21600 21600" draw:type="mso-spt202" draw:enhanced-path="M 0 0 L 21600 0 21600 21600 0 21600 0 0 Z N"/>
        </draw:custom-shape>
        <draw:custom-shape draw:name="Rectangle 35" draw:style-name="gr12" draw:text-style-name="P2" draw:layer="layout" svg:width="7.932cm" svg:height="1.023cm" svg:x="1.429cm" svg:y="15.081cm">
          <text:p text:style-name="P1"><text:span text:style-name="T3">Line 11: print extended heap</text:span></text:p>
          <draw:enhanced-geometry svg:viewBox="0 0 21600 21600" draw:type="rectangle" draw:enhanced-path="M 0 0 L 21600 0 21600 21600 0 21600 0 0 Z N"/>
        </draw:custom-shape>
        <draw:custom-shape draw:name="Rectangle 36" draw:style-name="gr4" draw:text-style-name="P2" draw:layer="layout" svg:width="12.7cm" svg:height="3.309cm" svg:x="10.319cm" svg:y="14.288cm">
          <text:p text:style-name="P1"><text:span text:style-name="T3">Line 19: print extended heap</text:span></text:p>
          <text:p text:style-name="P1"><text:span text:style-name="T3">Line 20: node 0 =4 14</text:span></text:p>
          <text:p text:style-name="P1"><text:span text:style-name="T3">Line 21: node 1 = 2 15</text:span></text:p>
          <text:p text:style-name="P1"><text:span text:style-name="T3">Line 22: node 2 = 3, 4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7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text-align="center"/>
    </style:style>
    <style:style style:name="MT1" style:family="text">
      <style:text-properties fo:color="#898989" fo:font-size="12pt" fo:language="en" fo:country="US" style:font-size-asian="12pt" style:font-size-complex="12pt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015cm" svg:x="1.269cm" svg:y="17.657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5" draw:layer="backgroundobjects" svg:width="8.044cm" svg:height="1.277cm" svg:x="8.678cm" svg:y="17.526cm" presentation:class="footer">
        <draw:text-box>
          <text:p/>
        </draw:text-box>
      </draw:frame>
      <draw:frame presentation:style-name="Mpr3" draw:text-style-name="MP7" draw:layer="backgroundobjects" svg:width="5.927cm" svg:height="1.015cm" svg:x="18.202cm" svg:y="17.657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rect draw:style-name="Mgr3" draw:text-style-name="MP8" draw:layer="backgroundobjects" svg:width="19.05cm" svg:height="25.4cm" svg:x="0cm" svg:y="0cm">
          <text:p/>
        </draw:rect>
        <draw:frame presentation:style-name="Mpr4" draw:text-style-name="MP5" draw:layer="backgroundobjects" svg:width="8.255cm" svg:height="1.277cm" svg:x="-0.001cm" svg:y="0cm" presentation:class="header">
          <draw:text-box>
            <text:p/>
          </draw:text-box>
        </draw:frame>
        <draw:frame presentation:style-name="Mpr5" draw:text-style-name="MP7" draw:layer="backgroundobjects" svg:width="8.255cm" svg:height="1.271cm" svg:x="10.79cm" svg:y="0cm" presentation:class="date-time">
          <draw:text-box>
            <text:p text:style-name="MP6"><text:span text:style-name="M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7" draw:text-style-name="MP7" draw:layer="backgroundobjects" svg:width="8.255cm" svg:height="1.271cm" svg:x="10.79cm" svg:y="24.125cm" presentation:class="page-number">
          <draw:text-box>
            <text:p text:style-name="MP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Theory and program assignment</dc:title>
    <meta:initial-creator> </meta:initial-creator>
    <meta:creation-date>2009-09-15T14:12:29</meta:creation-date>
    <dc:creator>Cutler, Michal</dc:creator>
    <dc:date>2009-09-18T14:20:24</dc:date>
    <meta:editing-cycles>17</meta:editing-cycles>
    <meta:editing-duration>PT01H55M23S</meta:editing-duration>
    <meta:document-statistic meta:object-count="164"/>
    <meta:generator>OpenOffice.org/3.1$Win32 OpenOffice.org_project/310m19$Build-9420</meta:generator>
  </office:meta>
</office:document-meta>
</file>